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36.96pt"/>
    </style:style>
    <style:style style:name="co3" style:family="table-column">
      <style:table-column-properties fo:break-before="auto" style:column-width="38.49pt"/>
    </style:style>
    <style:style style:name="co4" style:family="table-column">
      <style:table-column-properties fo:break-before="auto" style:column-width="173.06pt"/>
    </style:style>
    <style:style style:name="co5" style:family="table-column">
      <style:table-column-properties fo:break-before="auto" style:column-width="180.11pt"/>
    </style:style>
    <style:style style:name="co6" style:family="table-column">
      <style:table-column-properties fo:break-before="auto" style:column-width="45.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99ccff"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3"/>
    <style:style style:name="ce6" style:family="table-cell" style:parent-style-name="Default">
      <style:table-cell-properties fo:background-color="#ff9999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ffffcc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9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ccff99"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23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7e0021" style:text-align-source="fix" style:repeat-content="false"/>
      <style:paragraph-properties fo:text-align="center" fo:margin-left="0pt"/>
      <style:text-properties fo:color="#ffffff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1"/>
    <style:style style:name="ce16" style:family="table-cell" style:parent-style-name="Default" style:data-style-name="N1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1" draw:style-name="gr1" draw:text-style-name="P1" svg:width="796.08pt" svg:height="408.93pt" svg:x="92.38pt" svg:y="1157.84pt">
            <loext:p draw:notify-on-update-of-ranges="Sheet1.N2:Sheet1.N2 Sheet1.N3:Sheet1.N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796.08pt" svg:height="408.93pt" svg:x="1030.9pt" svg:y="962.25pt">
            <loext:p draw:notify-on-update-of-ranges="Sheet1.B3:Sheet1.B38 Sheet1.N2:Sheet1.N38 Sheet1.B3:Sheet1.B3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5"/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SPWM</text:p>
          </table:table-cell>
          <table:covered-table-cell table:number-columns-repeated="2" table:style-name="ce2"/>
          <table:table-cell table:style-name="ce2" table:number-columns-repeated="2"/>
          <table:table-cell table:style-name="ce3" office:value-type="string" calcext:value-type="string" table:number-columns-spanned="3" table:number-rows-spanned="1">
            <text:p>SVPWM</text:p>
          </table:table-cell>
          <table:covered-table-cell table:number-columns-repeated="2" table:style-name="ce2"/>
          <table:table-cell table:style-name="ce2"/>
          <table:table-cell table:style-name="ce13" office:value-type="string" calcext:value-type="string">
            <text:p>SPWM 0-255</text:p>
          </table:table-cell>
          <table:table-cell table:style-name="ce13" office:value-type="string" calcext:value-type="string">
            <text:p>SVPWM 0-255</text:p>
          </table:table-cell>
          <table:table-cell/>
        </table:table-row>
        <table:table-row table:style-name="ro1">
          <table:table-cell office:value-type="string" calcext:value-type="string">
            <text:p>Amplitude</text:p>
          </table:table-cell>
          <table:table-cell table:style-name="ce2" office:value-type="string" calcext:value-type="string">
            <text:p>Angle</text:p>
          </table:table-cell>
          <table:table-cell table:style-name="ce4" office:value-type="string" calcext:value-type="string">
            <text:p>Phase A</text:p>
          </table:table-cell>
          <table:table-cell table:style-name="ce6" office:value-type="string" calcext:value-type="string">
            <text:p>Phase B</text:p>
          </table:table-cell>
          <table:table-cell table:style-name="ce7" office:value-type="string" calcext:value-type="string">
            <text:p>Phase C</text:p>
          </table:table-cell>
          <table:table-cell table:style-name="ce8"/>
          <table:table-cell table:style-name="ce2" office:value-type="string" calcext:value-type="string">
            <text:p>Voff</text:p>
          </table:table-cell>
          <table:table-cell table:style-name="ce10" office:value-type="string" calcext:value-type="string">
            <text:p>Phase Asv</text:p>
          </table:table-cell>
          <table:table-cell table:style-name="ce12" office:value-type="string" calcext:value-type="string">
            <text:p>Phase Bsv</text:p>
          </table:table-cell>
          <table:table-cell table:style-name="ce4" office:value-type="string" calcext:value-type="string">
            <text:p>Phase Csv</text:p>
          </table:table-cell>
          <table:table-cell table:style-name="ce8"/>
          <table:table-cell table:style-name="ce2" office:value-type="string" calcext:value-type="string">
            <text:p>change amplitude (A3) to 255</text:p>
          </table:table-cell>
          <table:table-cell table:style-name="ce2" office:value-type="string" calcext:value-type="string">
            <text:p>change amplitude (A3) to 294</text:p>
          </table:table-cell>
          <table:table-cell table:style-name="ce16" office:value-type="string" calcext:value-type="string">
            <text:p>PWM</text:p>
          </table:table-cell>
        </table:table-row>
        <table:table-row table:style-name="ro1">
          <table:table-cell table:style-name="ce1" office:value-type="float" office:value="2047" calcext:value-type="float">
            <text:p>2047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formula="of:=[.$A$3]*SIN(RADIANS([.B3]))" office:value-type="float" office:value="0" calcext:value-type="float">
            <text:p>0.0000</text:p>
          </table:table-cell>
          <table:table-cell table:style-name="ce5" table:formula="of:=[.$A$3]*SIN(RADIANS([.B3]-120))" office:value-type="float" office:value="-1772.75400154675" calcext:value-type="float">
            <text:p>-1772.7540</text:p>
          </table:table-cell>
          <table:table-cell table:style-name="ce5" table:formula="of:=[.$A$3]*SIN(RADIANS([.B3]+120))" office:value-type="float" office:value="1772.75400154675" calcext:value-type="float">
            <text:p>1772.7540</text:p>
          </table:table-cell>
          <table:table-cell table:style-name="ce5"/>
          <table:table-cell table:style-name="ce9" table:formula="of:=(MIN([.C3];[.D3];[.E3])+MAX([.C3];[.D3];[.E3]))/2" office:value-type="float" office:value="0" calcext:value-type="float">
            <text:p>0.0000</text:p>
          </table:table-cell>
          <table:table-cell table:style-name="ce5" table:formula="of:=[.C3]-[.G3]" office:value-type="float" office:value="0" calcext:value-type="float">
            <text:p>0.0000</text:p>
          </table:table-cell>
          <table:table-cell table:style-name="ce5" table:formula="of:=[.D3]-[.G3]" office:value-type="float" office:value="-1772.75400154675" calcext:value-type="float">
            <text:p>-1772.7540</text:p>
          </table:table-cell>
          <table:table-cell table:style-name="ce5" table:formula="of:=[.E3]-[.G3]" office:value-type="float" office:value="1772.75400154675" calcext:value-type="float">
            <text:p>1772.7540</text:p>
          </table:table-cell>
          <table:table-cell table:style-name="ce5"/>
          <table:table-cell table:style-name="ce14" table:formula="of:=[.C3]/2+127" office:value-type="float" office:value="127" calcext:value-type="float">
            <text:p>127</text:p>
          </table:table-cell>
          <table:table-cell table:style-name="ce14" table:formula="of:=[.H3]/2+128" office:value-type="float" office:value="128" calcext:value-type="float">
            <text:p>128</text:p>
          </table:table-cell>
          <table:table-cell table:formula="of:=[.M3]+([.$A$3]/2)" office:value-type="float" office:value="1151.5" calcext:value-type="float">
            <text:p>1152</text:p>
          </table:table-cell>
        </table:table-row>
        <table:table-row table:style-name="ro1">
          <table:table-cell/>
          <table:table-cell table:style-name="ce2" table:formula="of:=[.B3]+10" office:value-type="float" office:value="10" calcext:value-type="float">
            <text:p>10</text:p>
          </table:table-cell>
          <table:table-cell table:style-name="ce5" table:formula="of:=[.$A$3]*SIN(RADIANS([.B4]))" office:value-type="float" office:value="355.457819684206" calcext:value-type="float">
            <text:p>355.4578</text:p>
          </table:table-cell>
          <table:table-cell table:style-name="ce5" table:formula="of:=[.$A$3]*SIN(RADIANS([.B4]-120))" office:value-type="float" office:value="-1923.55079474875" calcext:value-type="float">
            <text:p>-1923.5508</text:p>
          </table:table-cell>
          <table:table-cell table:style-name="ce5" table:formula="of:=[.$A$3]*SIN(RADIANS([.B4]+120))" office:value-type="float" office:value="1568.09297506455" calcext:value-type="float">
            <text:p>1568.0930</text:p>
          </table:table-cell>
          <table:table-cell table:style-name="ce5"/>
          <table:table-cell table:style-name="ce9" table:formula="of:=(MIN([.C4];[.D4];[.E4])+MAX([.C4];[.D4];[.E4]))/2" office:value-type="float" office:value="-177.728909842103" calcext:value-type="float">
            <text:p>-177.7289</text:p>
          </table:table-cell>
          <table:table-cell table:style-name="ce5" table:formula="of:=[.C4]-[.G4]" office:value-type="float" office:value="533.18672952631" calcext:value-type="float">
            <text:p>533.1867</text:p>
          </table:table-cell>
          <table:table-cell table:style-name="ce5" table:formula="of:=[.D4]-[.G4]" office:value-type="float" office:value="-1745.82188490665" calcext:value-type="float">
            <text:p>-1745.8219</text:p>
          </table:table-cell>
          <table:table-cell table:style-name="ce5" table:formula="of:=[.E4]-[.G4]" office:value-type="float" office:value="1745.82188490665" calcext:value-type="float">
            <text:p>1745.8219</text:p>
          </table:table-cell>
          <table:table-cell table:style-name="ce5"/>
          <table:table-cell table:style-name="ce14" table:formula="of:=[.C4]/2+127" office:value-type="float" office:value="304.728909842103" calcext:value-type="float">
            <text:p>305</text:p>
          </table:table-cell>
          <table:table-cell table:style-name="ce14" table:formula="of:=[.H4]/2+128" office:value-type="float" office:value="394.593364763155" calcext:value-type="float">
            <text:p>395</text:p>
          </table:table-cell>
          <table:table-cell table:formula="of:=[.M4]+([.$A$3]/2)" office:value-type="float" office:value="1418.09336476315" calcext:value-type="float">
            <text:p>1418</text:p>
          </table:table-cell>
        </table:table-row>
        <table:table-row table:style-name="ro1">
          <table:table-cell/>
          <table:table-cell table:style-name="ce2" table:formula="of:=[.B4]+10" office:value-type="float" office:value="20" calcext:value-type="float">
            <text:p>20</text:p>
          </table:table-cell>
          <table:table-cell table:style-name="ce5" table:formula="of:=[.$A$3]*SIN(RADIANS([.B5]))" office:value-type="float" office:value="700.115233387644" calcext:value-type="float">
            <text:p>700.1152</text:p>
          </table:table-cell>
          <table:table-cell table:style-name="ce5" table:formula="of:=[.$A$3]*SIN(RADIANS([.B5]-120))" office:value-type="float" office:value="-2015.90147041599" calcext:value-type="float">
            <text:p>-2015.9015</text:p>
          </table:table-cell>
          <table:table-cell table:style-name="ce5" table:formula="of:=[.$A$3]*SIN(RADIANS([.B5]+120))" office:value-type="float" office:value="1315.78623702835" calcext:value-type="float">
            <text:p>1315.7862</text:p>
          </table:table-cell>
          <table:table-cell table:style-name="ce5"/>
          <table:table-cell table:style-name="ce9" table:formula="of:=(MIN([.C5];[.D5];[.E5])+MAX([.C5];[.D5];[.E5]))/2" office:value-type="float" office:value="-350.057616693822" calcext:value-type="float">
            <text:p>-350.0576</text:p>
          </table:table-cell>
          <table:table-cell table:style-name="ce5" table:formula="of:=[.C5]-[.G5]" office:value-type="float" office:value="1050.17285008147" calcext:value-type="float">
            <text:p>1050.1729</text:p>
          </table:table-cell>
          <table:table-cell table:style-name="ce5" table:formula="of:=[.D5]-[.G5]" office:value-type="float" office:value="-1665.84385372217" calcext:value-type="float">
            <text:p>-1665.8439</text:p>
          </table:table-cell>
          <table:table-cell table:style-name="ce5" table:formula="of:=[.E5]-[.G5]" office:value-type="float" office:value="1665.84385372217" calcext:value-type="float">
            <text:p>1665.8439</text:p>
          </table:table-cell>
          <table:table-cell table:style-name="ce5"/>
          <table:table-cell table:style-name="ce14" table:formula="of:=[.C5]/2+127" office:value-type="float" office:value="477.057616693822" calcext:value-type="float">
            <text:p>477</text:p>
          </table:table-cell>
          <table:table-cell table:style-name="ce14" table:formula="of:=[.H5]/2+128" office:value-type="float" office:value="653.086425040733" calcext:value-type="float">
            <text:p>653</text:p>
          </table:table-cell>
          <table:table-cell table:formula="of:=[.M5]+([.$A$3]/2)" office:value-type="float" office:value="1676.58642504073" calcext:value-type="float">
            <text:p>1677</text:p>
          </table:table-cell>
        </table:table-row>
        <table:table-row table:style-name="ro1">
          <table:table-cell/>
          <table:table-cell table:style-name="ce2" table:formula="of:=[.B5]+10" office:value-type="float" office:value="30" calcext:value-type="float">
            <text:p>30</text:p>
          </table:table-cell>
          <table:table-cell table:style-name="ce5" table:formula="of:=[.$A$3]*SIN(RADIANS([.B6]))" office:value-type="float" office:value="1023.5" calcext:value-type="float">
            <text:p>1023.5000</text:p>
          </table:table-cell>
          <table:table-cell table:style-name="ce5" table:formula="of:=[.$A$3]*SIN(RADIANS([.B6]-120))" office:value-type="float" office:value="-2047" calcext:value-type="float">
            <text:p>-2047.0000</text:p>
          </table:table-cell>
          <table:table-cell table:style-name="ce5" table:formula="of:=[.$A$3]*SIN(RADIANS([.B6]+120))" office:value-type="float" office:value="1023.5" calcext:value-type="float">
            <text:p>1023.5000</text:p>
          </table:table-cell>
          <table:table-cell table:style-name="ce5"/>
          <table:table-cell table:style-name="ce9" table:formula="of:=(MIN([.C6];[.D6];[.E6])+MAX([.C6];[.D6];[.E6]))/2" office:value-type="float" office:value="-511.75" calcext:value-type="float">
            <text:p>-511.7500</text:p>
          </table:table-cell>
          <table:table-cell table:style-name="ce5" table:formula="of:=[.C6]-[.G6]" office:value-type="float" office:value="1535.25" calcext:value-type="float">
            <text:p>1535.2500</text:p>
          </table:table-cell>
          <table:table-cell table:style-name="ce5" table:formula="of:=[.D6]-[.G6]" office:value-type="float" office:value="-1535.25" calcext:value-type="float">
            <text:p>-1535.2500</text:p>
          </table:table-cell>
          <table:table-cell table:style-name="ce5" table:formula="of:=[.E6]-[.G6]" office:value-type="float" office:value="1535.25" calcext:value-type="float">
            <text:p>1535.2500</text:p>
          </table:table-cell>
          <table:table-cell table:style-name="ce5"/>
          <table:table-cell table:style-name="ce14" table:formula="of:=[.C6]/2+127" office:value-type="float" office:value="638.75" calcext:value-type="float">
            <text:p>639</text:p>
          </table:table-cell>
          <table:table-cell table:style-name="ce14" table:formula="of:=[.H6]/2+128" office:value-type="float" office:value="895.625" calcext:value-type="float">
            <text:p>896</text:p>
          </table:table-cell>
          <table:table-cell table:formula="of:=[.M6]+([.$A$3]/2)" office:value-type="float" office:value="1919.125" calcext:value-type="float">
            <text:p>1919</text:p>
          </table:table-cell>
        </table:table-row>
        <table:table-row table:style-name="ro1">
          <table:table-cell/>
          <table:table-cell table:style-name="ce2" table:formula="of:=[.B6]+10" office:value-type="float" office:value="40" calcext:value-type="float">
            <text:p>40</text:p>
          </table:table-cell>
          <table:table-cell table:style-name="ce5" table:formula="of:=[.$A$3]*SIN(RADIANS([.B7]))" office:value-type="float" office:value="1315.78623702835" calcext:value-type="float">
            <text:p>1315.7862</text:p>
          </table:table-cell>
          <table:table-cell table:style-name="ce5" table:formula="of:=[.$A$3]*SIN(RADIANS([.B7]-120))" office:value-type="float" office:value="-2015.90147041599" calcext:value-type="float">
            <text:p>-2015.9015</text:p>
          </table:table-cell>
          <table:table-cell table:style-name="ce5" table:formula="of:=[.$A$3]*SIN(RADIANS([.B7]+120))" office:value-type="float" office:value="700.115233387644" calcext:value-type="float">
            <text:p>700.1152</text:p>
          </table:table-cell>
          <table:table-cell table:style-name="ce5"/>
          <table:table-cell table:style-name="ce9" table:formula="of:=(MIN([.C7];[.D7];[.E7])+MAX([.C7];[.D7];[.E7]))/2" office:value-type="float" office:value="-350.057616693822" calcext:value-type="float">
            <text:p>-350.0576</text:p>
          </table:table-cell>
          <table:table-cell table:style-name="ce5" table:formula="of:=[.C7]-[.G7]" office:value-type="float" office:value="1665.84385372217" calcext:value-type="float">
            <text:p>1665.8439</text:p>
          </table:table-cell>
          <table:table-cell table:style-name="ce5" table:formula="of:=[.D7]-[.G7]" office:value-type="float" office:value="-1665.84385372217" calcext:value-type="float">
            <text:p>-1665.8439</text:p>
          </table:table-cell>
          <table:table-cell table:style-name="ce5" table:formula="of:=[.E7]-[.G7]" office:value-type="float" office:value="1050.17285008147" calcext:value-type="float">
            <text:p>1050.1729</text:p>
          </table:table-cell>
          <table:table-cell table:style-name="ce5"/>
          <table:table-cell table:style-name="ce14" table:formula="of:=[.C7]/2+127" office:value-type="float" office:value="784.893118514173" calcext:value-type="float">
            <text:p>785</text:p>
          </table:table-cell>
          <table:table-cell table:style-name="ce14" table:formula="of:=[.H7]/2+128" office:value-type="float" office:value="960.921926861084" calcext:value-type="float">
            <text:p>961</text:p>
          </table:table-cell>
          <table:table-cell table:formula="of:=[.M7]+([.$A$3]/2)" office:value-type="float" office:value="1984.42192686108" calcext:value-type="float">
            <text:p>1984</text:p>
          </table:table-cell>
        </table:table-row>
        <table:table-row table:style-name="ro1">
          <table:table-cell/>
          <table:table-cell table:style-name="ce2" table:formula="of:=[.B7]+10" office:value-type="float" office:value="50" calcext:value-type="float">
            <text:p>50</text:p>
          </table:table-cell>
          <table:table-cell table:style-name="ce5" table:formula="of:=[.$A$3]*SIN(RADIANS([.B8]))" office:value-type="float" office:value="1568.09297506455" calcext:value-type="float">
            <text:p>1568.0930</text:p>
          </table:table-cell>
          <table:table-cell table:style-name="ce5" table:formula="of:=[.$A$3]*SIN(RADIANS([.B8]-120))" office:value-type="float" office:value="-1923.55079474875" calcext:value-type="float">
            <text:p>-1923.5508</text:p>
          </table:table-cell>
          <table:table-cell table:style-name="ce5" table:formula="of:=[.$A$3]*SIN(RADIANS([.B8]+120))" office:value-type="float" office:value="355.457819684206" calcext:value-type="float">
            <text:p>355.4578</text:p>
          </table:table-cell>
          <table:table-cell table:style-name="ce5"/>
          <table:table-cell table:style-name="ce9" table:formula="of:=(MIN([.C8];[.D8];[.E8])+MAX([.C8];[.D8];[.E8]))/2" office:value-type="float" office:value="-177.728909842103" calcext:value-type="float">
            <text:p>-177.7289</text:p>
          </table:table-cell>
          <table:table-cell table:style-name="ce5" table:formula="of:=[.C8]-[.G8]" office:value-type="float" office:value="1745.82188490665" calcext:value-type="float">
            <text:p>1745.8219</text:p>
          </table:table-cell>
          <table:table-cell table:style-name="ce5" table:formula="of:=[.D8]-[.G8]" office:value-type="float" office:value="-1745.82188490665" calcext:value-type="float">
            <text:p>-1745.8219</text:p>
          </table:table-cell>
          <table:table-cell table:style-name="ce5" table:formula="of:=[.E8]-[.G8]" office:value-type="float" office:value="533.186729526309" calcext:value-type="float">
            <text:p>533.1867</text:p>
          </table:table-cell>
          <table:table-cell table:style-name="ce5"/>
          <table:table-cell table:style-name="ce14" table:formula="of:=[.C8]/2+127" office:value-type="float" office:value="911.046487532274" calcext:value-type="float">
            <text:p>911</text:p>
          </table:table-cell>
          <table:table-cell table:style-name="ce14" table:formula="of:=[.H8]/2+128" office:value-type="float" office:value="1000.91094245333" calcext:value-type="float">
            <text:p>1001</text:p>
          </table:table-cell>
          <table:table-cell table:formula="of:=[.M8]+([.$A$3]/2)" office:value-type="float" office:value="2024.41094245333" calcext:value-type="float">
            <text:p>2024</text:p>
          </table:table-cell>
        </table:table-row>
        <table:table-row table:style-name="ro1">
          <table:table-cell/>
          <table:table-cell table:style-name="ce2" table:formula="of:=[.B8]+10" office:value-type="float" office:value="60" calcext:value-type="float">
            <text:p>60</text:p>
          </table:table-cell>
          <table:table-cell table:style-name="ce5" table:formula="of:=[.$A$3]*SIN(RADIANS([.B9]))" office:value-type="float" office:value="1772.75400154675" calcext:value-type="float">
            <text:p>1772.7540</text:p>
          </table:table-cell>
          <table:table-cell table:style-name="ce5" table:formula="of:=[.$A$3]*SIN(RADIANS([.B9]-120))" office:value-type="float" office:value="-1772.75400154675" calcext:value-type="float">
            <text:p>-1772.7540</text:p>
          </table:table-cell>
          <table:table-cell table:style-name="ce5" table:formula="of:=[.$A$3]*SIN(RADIANS([.B9]+120))" office:value-type="float" office:value="0.000000000000250685199785463" calcext:value-type="float">
            <text:p>0.0000</text:p>
          </table:table-cell>
          <table:table-cell table:style-name="ce5"/>
          <table:table-cell table:style-name="ce9" table:formula="of:=(MIN([.C9];[.D9];[.E9])+MAX([.C9];[.D9];[.E9]))/2" office:value-type="float" office:value="0" calcext:value-type="float">
            <text:p>0.0000</text:p>
          </table:table-cell>
          <table:table-cell table:style-name="ce5" table:formula="of:=[.C9]-[.G9]" office:value-type="float" office:value="1772.75400154675" calcext:value-type="float">
            <text:p>1772.7540</text:p>
          </table:table-cell>
          <table:table-cell table:style-name="ce5" table:formula="of:=[.D9]-[.G9]" office:value-type="float" office:value="-1772.75400154675" calcext:value-type="float">
            <text:p>-1772.7540</text:p>
          </table:table-cell>
          <table:table-cell table:style-name="ce5" table:formula="of:=[.E9]-[.G9]" office:value-type="float" office:value="0.000000000000250685199785463" calcext:value-type="float">
            <text:p>0.0000</text:p>
          </table:table-cell>
          <table:table-cell table:style-name="ce5"/>
          <table:table-cell table:style-name="ce14" table:formula="of:=[.C9]/2+127" office:value-type="float" office:value="1013.37700077337" calcext:value-type="float">
            <text:p>1013</text:p>
          </table:table-cell>
          <table:table-cell table:style-name="ce14" table:formula="of:=[.H9]/2+128" office:value-type="float" office:value="1014.37700077337" calcext:value-type="float">
            <text:p>1014</text:p>
          </table:table-cell>
          <table:table-cell table:formula="of:=[.M9]+([.$A$3]/2)" office:value-type="float" office:value="2037.87700077337" calcext:value-type="float">
            <text:p>2038</text:p>
          </table:table-cell>
        </table:table-row>
        <table:table-row table:style-name="ro1">
          <table:table-cell/>
          <table:table-cell table:style-name="ce2" table:formula="of:=[.B9]+10" office:value-type="float" office:value="70" calcext:value-type="float">
            <text:p>70</text:p>
          </table:table-cell>
          <table:table-cell table:style-name="ce5" table:formula="of:=[.$A$3]*SIN(RADIANS([.B10]))" office:value-type="float" office:value="1923.55079474875" calcext:value-type="float">
            <text:p>1923.5508</text:p>
          </table:table-cell>
          <table:table-cell table:style-name="ce5" table:formula="of:=[.$A$3]*SIN(RADIANS([.B10]-120))" office:value-type="float" office:value="-1568.09297506455" calcext:value-type="float">
            <text:p>-1568.0930</text:p>
          </table:table-cell>
          <table:table-cell table:style-name="ce5" table:formula="of:=[.$A$3]*SIN(RADIANS([.B10]+120))" office:value-type="float" office:value="-355.457819684207" calcext:value-type="float">
            <text:p>-355.4578</text:p>
          </table:table-cell>
          <table:table-cell table:style-name="ce5"/>
          <table:table-cell table:style-name="ce9" table:formula="of:=(MIN([.C10];[.D10];[.E10])+MAX([.C10];[.D10];[.E10]))/2" office:value-type="float" office:value="177.728909842103" calcext:value-type="float">
            <text:p>177.7289</text:p>
          </table:table-cell>
          <table:table-cell table:style-name="ce5" table:formula="of:=[.C10]-[.G10]" office:value-type="float" office:value="1745.82188490665" calcext:value-type="float">
            <text:p>1745.8219</text:p>
          </table:table-cell>
          <table:table-cell table:style-name="ce5" table:formula="of:=[.D10]-[.G10]" office:value-type="float" office:value="-1745.82188490665" calcext:value-type="float">
            <text:p>-1745.8219</text:p>
          </table:table-cell>
          <table:table-cell table:style-name="ce5" table:formula="of:=[.E10]-[.G10]" office:value-type="float" office:value="-533.18672952631" calcext:value-type="float">
            <text:p>-533.1867</text:p>
          </table:table-cell>
          <table:table-cell table:style-name="ce5"/>
          <table:table-cell table:style-name="ce14" table:formula="of:=[.C10]/2+127" office:value-type="float" office:value="1088.77539737438" calcext:value-type="float">
            <text:p>1089</text:p>
          </table:table-cell>
          <table:table-cell table:style-name="ce14" table:formula="of:=[.H10]/2+128" office:value-type="float" office:value="1000.91094245333" calcext:value-type="float">
            <text:p>1001</text:p>
          </table:table-cell>
          <table:table-cell table:formula="of:=[.M10]+([.$A$3]/2)" office:value-type="float" office:value="2024.41094245333" calcext:value-type="float">
            <text:p>2024</text:p>
          </table:table-cell>
        </table:table-row>
        <table:table-row table:style-name="ro1">
          <table:table-cell/>
          <table:table-cell table:style-name="ce2" table:formula="of:=[.B10]+10" office:value-type="float" office:value="80" calcext:value-type="float">
            <text:p>80</text:p>
          </table:table-cell>
          <table:table-cell table:style-name="ce5" table:formula="of:=[.$A$3]*SIN(RADIANS([.B11]))" office:value-type="float" office:value="2015.90147041599" calcext:value-type="float">
            <text:p>2015.9015</text:p>
          </table:table-cell>
          <table:table-cell table:style-name="ce5" table:formula="of:=[.$A$3]*SIN(RADIANS([.B11]-120))" office:value-type="float" office:value="-1315.78623702835" calcext:value-type="float">
            <text:p>-1315.7862</text:p>
          </table:table-cell>
          <table:table-cell table:style-name="ce5" table:formula="of:=[.$A$3]*SIN(RADIANS([.B11]+120))" office:value-type="float" office:value="-700.115233387644" calcext:value-type="float">
            <text:p>-700.1152</text:p>
          </table:table-cell>
          <table:table-cell table:style-name="ce5"/>
          <table:table-cell table:style-name="ce9" table:formula="of:=(MIN([.C11];[.D11];[.E11])+MAX([.C11];[.D11];[.E11]))/2" office:value-type="float" office:value="350.057616693822" calcext:value-type="float">
            <text:p>350.0576</text:p>
          </table:table-cell>
          <table:table-cell table:style-name="ce5" table:formula="of:=[.C11]-[.G11]" office:value-type="float" office:value="1665.84385372217" calcext:value-type="float">
            <text:p>1665.8439</text:p>
          </table:table-cell>
          <table:table-cell table:style-name="ce5" table:formula="of:=[.D11]-[.G11]" office:value-type="float" office:value="-1665.84385372217" calcext:value-type="float">
            <text:p>-1665.8439</text:p>
          </table:table-cell>
          <table:table-cell table:style-name="ce5" table:formula="of:=[.E11]-[.G11]" office:value-type="float" office:value="-1050.17285008147" calcext:value-type="float">
            <text:p>-1050.1729</text:p>
          </table:table-cell>
          <table:table-cell table:style-name="ce5"/>
          <table:table-cell table:style-name="ce14" table:formula="of:=[.C11]/2+127" office:value-type="float" office:value="1134.950735208" calcext:value-type="float">
            <text:p>1135</text:p>
          </table:table-cell>
          <table:table-cell table:style-name="ce14" table:formula="of:=[.H11]/2+128" office:value-type="float" office:value="960.921926861084" calcext:value-type="float">
            <text:p>961</text:p>
          </table:table-cell>
          <table:table-cell table:formula="of:=[.M11]+([.$A$3]/2)" office:value-type="float" office:value="1984.42192686108" calcext:value-type="float">
            <text:p>1984</text:p>
          </table:table-cell>
        </table:table-row>
        <table:table-row table:style-name="ro1">
          <table:table-cell/>
          <table:table-cell table:style-name="ce2" table:formula="of:=[.B11]+10" office:value-type="float" office:value="90" calcext:value-type="float">
            <text:p>90</text:p>
          </table:table-cell>
          <table:table-cell table:style-name="ce5" table:formula="of:=[.$A$3]*SIN(RADIANS([.B12]))" office:value-type="float" office:value="2047" calcext:value-type="float">
            <text:p>2047.0000</text:p>
          </table:table-cell>
          <table:table-cell table:style-name="ce5" table:formula="of:=[.$A$3]*SIN(RADIANS([.B12]-120))" office:value-type="float" office:value="-1023.5" calcext:value-type="float">
            <text:p>-1023.5000</text:p>
          </table:table-cell>
          <table:table-cell table:style-name="ce5" table:formula="of:=[.$A$3]*SIN(RADIANS([.B12]+120))" office:value-type="float" office:value="-1023.5" calcext:value-type="float">
            <text:p>-1023.5000</text:p>
          </table:table-cell>
          <table:table-cell table:style-name="ce5"/>
          <table:table-cell table:style-name="ce9" table:formula="of:=(MIN([.C12];[.D12];[.E12])+MAX([.C12];[.D12];[.E12]))/2" office:value-type="float" office:value="511.75" calcext:value-type="float">
            <text:p>511.7500</text:p>
          </table:table-cell>
          <table:table-cell table:style-name="ce5" table:formula="of:=[.C12]-[.G12]" office:value-type="float" office:value="1535.25" calcext:value-type="float">
            <text:p>1535.2500</text:p>
          </table:table-cell>
          <table:table-cell table:style-name="ce5" table:formula="of:=[.D12]-[.G12]" office:value-type="float" office:value="-1535.25" calcext:value-type="float">
            <text:p>-1535.2500</text:p>
          </table:table-cell>
          <table:table-cell table:style-name="ce5" table:formula="of:=[.E12]-[.G12]" office:value-type="float" office:value="-1535.25" calcext:value-type="float">
            <text:p>-1535.2500</text:p>
          </table:table-cell>
          <table:table-cell table:style-name="ce5"/>
          <table:table-cell table:style-name="ce14" table:formula="of:=[.C12]/2+127" office:value-type="float" office:value="1150.5" calcext:value-type="float">
            <text:p>1151</text:p>
          </table:table-cell>
          <table:table-cell table:style-name="ce14" table:formula="of:=[.H12]/2+128" office:value-type="float" office:value="895.625" calcext:value-type="float">
            <text:p>896</text:p>
          </table:table-cell>
          <table:table-cell table:formula="of:=[.M12]+([.$A$3]/2)" office:value-type="float" office:value="1919.125" calcext:value-type="float">
            <text:p>1919</text:p>
          </table:table-cell>
        </table:table-row>
        <table:table-row table:style-name="ro1">
          <table:table-cell/>
          <table:table-cell table:style-name="ce2" table:formula="of:=[.B12]+10" office:value-type="float" office:value="100" calcext:value-type="float">
            <text:p>100</text:p>
          </table:table-cell>
          <table:table-cell table:style-name="ce5" table:formula="of:=[.$A$3]*SIN(RADIANS([.B13]))" office:value-type="float" office:value="2015.90147041599" calcext:value-type="float">
            <text:p>2015.9015</text:p>
          </table:table-cell>
          <table:table-cell table:style-name="ce5" table:formula="of:=[.$A$3]*SIN(RADIANS([.B13]-120))" office:value-type="float" office:value="-700.115233387644" calcext:value-type="float">
            <text:p>-700.1152</text:p>
          </table:table-cell>
          <table:table-cell table:style-name="ce5" table:formula="of:=[.$A$3]*SIN(RADIANS([.B13]+120))" office:value-type="float" office:value="-1315.78623702835" calcext:value-type="float">
            <text:p>-1315.7862</text:p>
          </table:table-cell>
          <table:table-cell table:style-name="ce5"/>
          <table:table-cell table:style-name="ce9" table:formula="of:=(MIN([.C13];[.D13];[.E13])+MAX([.C13];[.D13];[.E13]))/2" office:value-type="float" office:value="350.057616693822" calcext:value-type="float">
            <text:p>350.0576</text:p>
          </table:table-cell>
          <table:table-cell table:style-name="ce5" table:formula="of:=[.C13]-[.G13]" office:value-type="float" office:value="1665.84385372217" calcext:value-type="float">
            <text:p>1665.8439</text:p>
          </table:table-cell>
          <table:table-cell table:style-name="ce5" table:formula="of:=[.D13]-[.G13]" office:value-type="float" office:value="-1050.17285008147" calcext:value-type="float">
            <text:p>-1050.1729</text:p>
          </table:table-cell>
          <table:table-cell table:style-name="ce5" table:formula="of:=[.E13]-[.G13]" office:value-type="float" office:value="-1665.84385372217" calcext:value-type="float">
            <text:p>-1665.8439</text:p>
          </table:table-cell>
          <table:table-cell table:style-name="ce5"/>
          <table:table-cell table:style-name="ce14" table:formula="of:=[.C13]/2+127" office:value-type="float" office:value="1134.950735208" calcext:value-type="float">
            <text:p>1135</text:p>
          </table:table-cell>
          <table:table-cell table:style-name="ce14" table:formula="of:=[.H13]/2+128" office:value-type="float" office:value="960.921926861084" calcext:value-type="float">
            <text:p>961</text:p>
          </table:table-cell>
          <table:table-cell table:formula="of:=[.M13]+([.$A$3]/2)" office:value-type="float" office:value="1984.42192686108" calcext:value-type="float">
            <text:p>1984</text:p>
          </table:table-cell>
        </table:table-row>
        <table:table-row table:style-name="ro1">
          <table:table-cell/>
          <table:table-cell table:style-name="ce2" table:formula="of:=[.B13]+10" office:value-type="float" office:value="110" calcext:value-type="float">
            <text:p>110</text:p>
          </table:table-cell>
          <table:table-cell table:style-name="ce5" table:formula="of:=[.$A$3]*SIN(RADIANS([.B14]))" office:value-type="float" office:value="1923.55079474875" calcext:value-type="float">
            <text:p>1923.5508</text:p>
          </table:table-cell>
          <table:table-cell table:style-name="ce5" table:formula="of:=[.$A$3]*SIN(RADIANS([.B14]-120))" office:value-type="float" office:value="-355.457819684206" calcext:value-type="float">
            <text:p>-355.4578</text:p>
          </table:table-cell>
          <table:table-cell table:style-name="ce5" table:formula="of:=[.$A$3]*SIN(RADIANS([.B14]+120))" office:value-type="float" office:value="-1568.09297506455" calcext:value-type="float">
            <text:p>-1568.0930</text:p>
          </table:table-cell>
          <table:table-cell table:style-name="ce5"/>
          <table:table-cell table:style-name="ce9" table:formula="of:=(MIN([.C14];[.D14];[.E14])+MAX([.C14];[.D14];[.E14]))/2" office:value-type="float" office:value="177.728909842103" calcext:value-type="float">
            <text:p>177.7289</text:p>
          </table:table-cell>
          <table:table-cell table:style-name="ce5" table:formula="of:=[.C14]-[.G14]" office:value-type="float" office:value="1745.82188490665" calcext:value-type="float">
            <text:p>1745.8219</text:p>
          </table:table-cell>
          <table:table-cell table:style-name="ce5" table:formula="of:=[.D14]-[.G14]" office:value-type="float" office:value="-533.18672952631" calcext:value-type="float">
            <text:p>-533.1867</text:p>
          </table:table-cell>
          <table:table-cell table:style-name="ce5" table:formula="of:=[.E14]-[.G14]" office:value-type="float" office:value="-1745.82188490665" calcext:value-type="float">
            <text:p>-1745.8219</text:p>
          </table:table-cell>
          <table:table-cell table:style-name="ce5"/>
          <table:table-cell table:style-name="ce14" table:formula="of:=[.C14]/2+127" office:value-type="float" office:value="1088.77539737438" calcext:value-type="float">
            <text:p>1089</text:p>
          </table:table-cell>
          <table:table-cell table:style-name="ce14" table:formula="of:=[.H14]/2+128" office:value-type="float" office:value="1000.91094245333" calcext:value-type="float">
            <text:p>1001</text:p>
          </table:table-cell>
          <table:table-cell table:formula="of:=[.M14]+([.$A$3]/2)" office:value-type="float" office:value="2024.41094245333" calcext:value-type="float">
            <text:p>2024</text:p>
          </table:table-cell>
        </table:table-row>
        <table:table-row table:style-name="ro1">
          <table:table-cell/>
          <table:table-cell table:style-name="ce2" table:formula="of:=[.B14]+10" office:value-type="float" office:value="120" calcext:value-type="float">
            <text:p>120</text:p>
          </table:table-cell>
          <table:table-cell table:style-name="ce5" table:formula="of:=[.$A$3]*SIN(RADIANS([.B15]))" office:value-type="float" office:value="1772.75400154675" calcext:value-type="float">
            <text:p>1772.7540</text:p>
          </table:table-cell>
          <table:table-cell table:style-name="ce5" table:formula="of:=[.$A$3]*SIN(RADIANS([.B15]-120))" office:value-type="float" office:value="0" calcext:value-type="float">
            <text:p>0.0000</text:p>
          </table:table-cell>
          <table:table-cell table:style-name="ce5" table:formula="of:=[.$A$3]*SIN(RADIANS([.B15]+120))" office:value-type="float" office:value="-1772.75400154675" calcext:value-type="float">
            <text:p>-1772.7540</text:p>
          </table:table-cell>
          <table:table-cell table:style-name="ce5"/>
          <table:table-cell table:style-name="ce9" table:formula="of:=(MIN([.C15];[.D15];[.E15])+MAX([.C15];[.D15];[.E15]))/2" office:value-type="float" office:value="0" calcext:value-type="float">
            <text:p>0.0000</text:p>
          </table:table-cell>
          <table:table-cell table:style-name="ce11" table:formula="of:=[.C15]-[.G15]" office:value-type="float" office:value="1772.75400154675" calcext:value-type="float">
            <text:p>1772.7540</text:p>
          </table:table-cell>
          <table:table-cell table:style-name="ce5" table:formula="of:=[.D15]-[.G15]" office:value-type="float" office:value="0" calcext:value-type="float">
            <text:p>0.0000</text:p>
          </table:table-cell>
          <table:table-cell table:style-name="ce5" table:formula="of:=[.E15]-[.G15]" office:value-type="float" office:value="-1772.75400154675" calcext:value-type="float">
            <text:p>-1772.7540</text:p>
          </table:table-cell>
          <table:table-cell table:style-name="ce5"/>
          <table:table-cell table:style-name="ce14" table:formula="of:=[.C15]/2+127" office:value-type="float" office:value="1013.37700077337" calcext:value-type="float">
            <text:p>1013</text:p>
          </table:table-cell>
          <table:table-cell table:style-name="ce14" table:formula="of:=[.H15]/2+128" office:value-type="float" office:value="1014.37700077337" calcext:value-type="float">
            <text:p>1014</text:p>
          </table:table-cell>
          <table:table-cell table:formula="of:=[.M15]+([.$A$3]/2)" office:value-type="float" office:value="2037.87700077337" calcext:value-type="float">
            <text:p>2038</text:p>
          </table:table-cell>
        </table:table-row>
        <table:table-row table:style-name="ro1">
          <table:table-cell/>
          <table:table-cell table:style-name="ce2" table:formula="of:=[.B15]+10" office:value-type="float" office:value="130" calcext:value-type="float">
            <text:p>130</text:p>
          </table:table-cell>
          <table:table-cell table:style-name="ce5" table:formula="of:=[.$A$3]*SIN(RADIANS([.B16]))" office:value-type="float" office:value="1568.09297506455" calcext:value-type="float">
            <text:p>1568.0930</text:p>
          </table:table-cell>
          <table:table-cell table:style-name="ce5" table:formula="of:=[.$A$3]*SIN(RADIANS([.B16]-120))" office:value-type="float" office:value="355.457819684206" calcext:value-type="float">
            <text:p>355.4578</text:p>
          </table:table-cell>
          <table:table-cell table:style-name="ce5" table:formula="of:=[.$A$3]*SIN(RADIANS([.B16]+120))" office:value-type="float" office:value="-1923.55079474875" calcext:value-type="float">
            <text:p>-1923.5508</text:p>
          </table:table-cell>
          <table:table-cell table:style-name="ce5"/>
          <table:table-cell table:style-name="ce9" table:formula="of:=(MIN([.C16];[.D16];[.E16])+MAX([.C16];[.D16];[.E16]))/2" office:value-type="float" office:value="-177.728909842103" calcext:value-type="float">
            <text:p>-177.7289</text:p>
          </table:table-cell>
          <table:table-cell table:style-name="ce5" table:formula="of:=[.C16]-[.G16]" office:value-type="float" office:value="1745.82188490665" calcext:value-type="float">
            <text:p>1745.8219</text:p>
          </table:table-cell>
          <table:table-cell table:style-name="ce5" table:formula="of:=[.D16]-[.G16]" office:value-type="float" office:value="533.18672952631" calcext:value-type="float">
            <text:p>533.1867</text:p>
          </table:table-cell>
          <table:table-cell table:style-name="ce5" table:formula="of:=[.E16]-[.G16]" office:value-type="float" office:value="-1745.82188490665" calcext:value-type="float">
            <text:p>-1745.8219</text:p>
          </table:table-cell>
          <table:table-cell table:style-name="ce5"/>
          <table:table-cell table:style-name="ce14" table:formula="of:=[.C16]/2+127" office:value-type="float" office:value="911.046487532274" calcext:value-type="float">
            <text:p>911</text:p>
          </table:table-cell>
          <table:table-cell table:style-name="ce14" table:formula="of:=[.H16]/2+128" office:value-type="float" office:value="1000.91094245333" calcext:value-type="float">
            <text:p>1001</text:p>
          </table:table-cell>
          <table:table-cell table:formula="of:=[.M16]+([.$A$3]/2)" office:value-type="float" office:value="2024.41094245333" calcext:value-type="float">
            <text:p>2024</text:p>
          </table:table-cell>
        </table:table-row>
        <table:table-row table:style-name="ro1">
          <table:table-cell/>
          <table:table-cell table:style-name="ce2" table:formula="of:=[.B16]+10" office:value-type="float" office:value="140" calcext:value-type="float">
            <text:p>140</text:p>
          </table:table-cell>
          <table:table-cell table:style-name="ce5" table:formula="of:=[.$A$3]*SIN(RADIANS([.B17]))" office:value-type="float" office:value="1315.78623702835" calcext:value-type="float">
            <text:p>1315.7862</text:p>
          </table:table-cell>
          <table:table-cell table:style-name="ce5" table:formula="of:=[.$A$3]*SIN(RADIANS([.B17]-120))" office:value-type="float" office:value="700.115233387644" calcext:value-type="float">
            <text:p>700.1152</text:p>
          </table:table-cell>
          <table:table-cell table:style-name="ce5" table:formula="of:=[.$A$3]*SIN(RADIANS([.B17]+120))" office:value-type="float" office:value="-2015.90147041599" calcext:value-type="float">
            <text:p>-2015.9015</text:p>
          </table:table-cell>
          <table:table-cell table:style-name="ce5"/>
          <table:table-cell table:style-name="ce9" table:formula="of:=(MIN([.C17];[.D17];[.E17])+MAX([.C17];[.D17];[.E17]))/2" office:value-type="float" office:value="-350.057616693822" calcext:value-type="float">
            <text:p>-350.0576</text:p>
          </table:table-cell>
          <table:table-cell table:style-name="ce5" table:formula="of:=[.C17]-[.G17]" office:value-type="float" office:value="1665.84385372217" calcext:value-type="float">
            <text:p>1665.8439</text:p>
          </table:table-cell>
          <table:table-cell table:style-name="ce5" table:formula="of:=[.D17]-[.G17]" office:value-type="float" office:value="1050.17285008147" calcext:value-type="float">
            <text:p>1050.1729</text:p>
          </table:table-cell>
          <table:table-cell table:style-name="ce5" table:formula="of:=[.E17]-[.G17]" office:value-type="float" office:value="-1665.84385372217" calcext:value-type="float">
            <text:p>-1665.8439</text:p>
          </table:table-cell>
          <table:table-cell table:style-name="ce5"/>
          <table:table-cell table:style-name="ce14" table:formula="of:=[.C17]/2+127" office:value-type="float" office:value="784.893118514173" calcext:value-type="float">
            <text:p>785</text:p>
          </table:table-cell>
          <table:table-cell table:style-name="ce14" table:formula="of:=[.H17]/2+128" office:value-type="float" office:value="960.921926861084" calcext:value-type="float">
            <text:p>961</text:p>
          </table:table-cell>
          <table:table-cell table:formula="of:=[.M17]+([.$A$3]/2)" office:value-type="float" office:value="1984.42192686108" calcext:value-type="float">
            <text:p>1984</text:p>
          </table:table-cell>
        </table:table-row>
        <table:table-row table:style-name="ro1">
          <table:table-cell/>
          <table:table-cell table:style-name="ce2" table:formula="of:=[.B17]+10" office:value-type="float" office:value="150" calcext:value-type="float">
            <text:p>150</text:p>
          </table:table-cell>
          <table:table-cell table:style-name="ce5" table:formula="of:=[.$A$3]*SIN(RADIANS([.B18]))" office:value-type="float" office:value="1023.5" calcext:value-type="float">
            <text:p>1023.5000</text:p>
          </table:table-cell>
          <table:table-cell table:style-name="ce5" table:formula="of:=[.$A$3]*SIN(RADIANS([.B18]-120))" office:value-type="float" office:value="1023.5" calcext:value-type="float">
            <text:p>1023.5000</text:p>
          </table:table-cell>
          <table:table-cell table:style-name="ce5" table:formula="of:=[.$A$3]*SIN(RADIANS([.B18]+120))" office:value-type="float" office:value="-2047" calcext:value-type="float">
            <text:p>-2047.0000</text:p>
          </table:table-cell>
          <table:table-cell table:style-name="ce5"/>
          <table:table-cell table:style-name="ce9" table:formula="of:=(MIN([.C18];[.D18];[.E18])+MAX([.C18];[.D18];[.E18]))/2" office:value-type="float" office:value="-511.75" calcext:value-type="float">
            <text:p>-511.7500</text:p>
          </table:table-cell>
          <table:table-cell table:style-name="ce5" table:formula="of:=[.C18]-[.G18]" office:value-type="float" office:value="1535.25" calcext:value-type="float">
            <text:p>1535.2500</text:p>
          </table:table-cell>
          <table:table-cell table:style-name="ce5" table:formula="of:=[.D18]-[.G18]" office:value-type="float" office:value="1535.25" calcext:value-type="float">
            <text:p>1535.2500</text:p>
          </table:table-cell>
          <table:table-cell table:style-name="ce5" table:formula="of:=[.E18]-[.G18]" office:value-type="float" office:value="-1535.25" calcext:value-type="float">
            <text:p>-1535.2500</text:p>
          </table:table-cell>
          <table:table-cell table:style-name="ce5"/>
          <table:table-cell table:style-name="ce14" table:formula="of:=[.C18]/2+127" office:value-type="float" office:value="638.75" calcext:value-type="float">
            <text:p>639</text:p>
          </table:table-cell>
          <table:table-cell table:style-name="ce14" table:formula="of:=[.H18]/2+128" office:value-type="float" office:value="895.625" calcext:value-type="float">
            <text:p>896</text:p>
          </table:table-cell>
          <table:table-cell table:formula="of:=[.M18]+([.$A$3]/2)" office:value-type="float" office:value="1919.125" calcext:value-type="float">
            <text:p>1919</text:p>
          </table:table-cell>
        </table:table-row>
        <table:table-row table:style-name="ro1">
          <table:table-cell/>
          <table:table-cell table:style-name="ce2" table:formula="of:=[.B18]+10" office:value-type="float" office:value="160" calcext:value-type="float">
            <text:p>160</text:p>
          </table:table-cell>
          <table:table-cell table:style-name="ce5" table:formula="of:=[.$A$3]*SIN(RADIANS([.B19]))" office:value-type="float" office:value="700.115233387644" calcext:value-type="float">
            <text:p>700.1152</text:p>
          </table:table-cell>
          <table:table-cell table:style-name="ce5" table:formula="of:=[.$A$3]*SIN(RADIANS([.B19]-120))" office:value-type="float" office:value="1315.78623702835" calcext:value-type="float">
            <text:p>1315.7862</text:p>
          </table:table-cell>
          <table:table-cell table:style-name="ce5" table:formula="of:=[.$A$3]*SIN(RADIANS([.B19]+120))" office:value-type="float" office:value="-2015.90147041599" calcext:value-type="float">
            <text:p>-2015.9015</text:p>
          </table:table-cell>
          <table:table-cell table:style-name="ce5"/>
          <table:table-cell table:style-name="ce9" table:formula="of:=(MIN([.C19];[.D19];[.E19])+MAX([.C19];[.D19];[.E19]))/2" office:value-type="float" office:value="-350.057616693822" calcext:value-type="float">
            <text:p>-350.0576</text:p>
          </table:table-cell>
          <table:table-cell table:style-name="ce5" table:formula="of:=[.C19]-[.G19]" office:value-type="float" office:value="1050.17285008147" calcext:value-type="float">
            <text:p>1050.1729</text:p>
          </table:table-cell>
          <table:table-cell table:style-name="ce5" table:formula="of:=[.D19]-[.G19]" office:value-type="float" office:value="1665.84385372217" calcext:value-type="float">
            <text:p>1665.8439</text:p>
          </table:table-cell>
          <table:table-cell table:style-name="ce5" table:formula="of:=[.E19]-[.G19]" office:value-type="float" office:value="-1665.84385372217" calcext:value-type="float">
            <text:p>-1665.8439</text:p>
          </table:table-cell>
          <table:table-cell table:style-name="ce5"/>
          <table:table-cell table:style-name="ce14" table:formula="of:=[.C19]/2+127" office:value-type="float" office:value="477.057616693822" calcext:value-type="float">
            <text:p>477</text:p>
          </table:table-cell>
          <table:table-cell table:style-name="ce14" table:formula="of:=[.H19]/2+128" office:value-type="float" office:value="653.086425040733" calcext:value-type="float">
            <text:p>653</text:p>
          </table:table-cell>
          <table:table-cell table:formula="of:=[.M19]+([.$A$3]/2)" office:value-type="float" office:value="1676.58642504073" calcext:value-type="float">
            <text:p>1677</text:p>
          </table:table-cell>
        </table:table-row>
        <table:table-row table:style-name="ro1">
          <table:table-cell/>
          <table:table-cell table:style-name="ce2" table:formula="of:=[.B19]+10" office:value-type="float" office:value="170" calcext:value-type="float">
            <text:p>170</text:p>
          </table:table-cell>
          <table:table-cell table:style-name="ce5" table:formula="of:=[.$A$3]*SIN(RADIANS([.B20]))" office:value-type="float" office:value="355.457819684206" calcext:value-type="float">
            <text:p>355.4578</text:p>
          </table:table-cell>
          <table:table-cell table:style-name="ce5" table:formula="of:=[.$A$3]*SIN(RADIANS([.B20]-120))" office:value-type="float" office:value="1568.09297506455" calcext:value-type="float">
            <text:p>1568.0930</text:p>
          </table:table-cell>
          <table:table-cell table:style-name="ce5" table:formula="of:=[.$A$3]*SIN(RADIANS([.B20]+120))" office:value-type="float" office:value="-1923.55079474875" calcext:value-type="float">
            <text:p>-1923.5508</text:p>
          </table:table-cell>
          <table:table-cell table:style-name="ce5"/>
          <table:table-cell table:style-name="ce9" table:formula="of:=(MIN([.C20];[.D20];[.E20])+MAX([.C20];[.D20];[.E20]))/2" office:value-type="float" office:value="-177.728909842103" calcext:value-type="float">
            <text:p>-177.7289</text:p>
          </table:table-cell>
          <table:table-cell table:style-name="ce5" table:formula="of:=[.C20]-[.G20]" office:value-type="float" office:value="533.186729526309" calcext:value-type="float">
            <text:p>533.1867</text:p>
          </table:table-cell>
          <table:table-cell table:style-name="ce5" table:formula="of:=[.D20]-[.G20]" office:value-type="float" office:value="1745.82188490665" calcext:value-type="float">
            <text:p>1745.8219</text:p>
          </table:table-cell>
          <table:table-cell table:style-name="ce5" table:formula="of:=[.E20]-[.G20]" office:value-type="float" office:value="-1745.82188490665" calcext:value-type="float">
            <text:p>-1745.8219</text:p>
          </table:table-cell>
          <table:table-cell table:style-name="ce5"/>
          <table:table-cell table:style-name="ce14" table:formula="of:=[.C20]/2+127" office:value-type="float" office:value="304.728909842103" calcext:value-type="float">
            <text:p>305</text:p>
          </table:table-cell>
          <table:table-cell table:style-name="ce14" table:formula="of:=[.H20]/2+128" office:value-type="float" office:value="394.593364763155" calcext:value-type="float">
            <text:p>395</text:p>
          </table:table-cell>
          <table:table-cell table:formula="of:=[.M20]+([.$A$3]/2)" office:value-type="float" office:value="1418.09336476315" calcext:value-type="float">
            <text:p>1418</text:p>
          </table:table-cell>
        </table:table-row>
        <table:table-row table:style-name="ro1">
          <table:table-cell/>
          <table:table-cell table:style-name="ce2" table:formula="of:=[.B20]+10" office:value-type="float" office:value="180" calcext:value-type="float">
            <text:p>180</text:p>
          </table:table-cell>
          <table:table-cell table:style-name="ce5" table:formula="of:=[.$A$3]*SIN(RADIANS([.B21]))" office:value-type="float" office:value="0.000000000000250685199785463" calcext:value-type="float">
            <text:p>0.0000</text:p>
          </table:table-cell>
          <table:table-cell table:style-name="ce5" table:formula="of:=[.$A$3]*SIN(RADIANS([.B21]-120))" office:value-type="float" office:value="1772.75400154675" calcext:value-type="float">
            <text:p>1772.7540</text:p>
          </table:table-cell>
          <table:table-cell table:style-name="ce5" table:formula="of:=[.$A$3]*SIN(RADIANS([.B21]+120))" office:value-type="float" office:value="-1772.75400154675" calcext:value-type="float">
            <text:p>-1772.7540</text:p>
          </table:table-cell>
          <table:table-cell table:style-name="ce5"/>
          <table:table-cell table:style-name="ce9" table:formula="of:=(MIN([.C21];[.D21];[.E21])+MAX([.C21];[.D21];[.E21]))/2" office:value-type="float" office:value="0" calcext:value-type="float">
            <text:p>0.0000</text:p>
          </table:table-cell>
          <table:table-cell table:style-name="ce5" table:formula="of:=[.C21]-[.G21]" office:value-type="float" office:value="0.000000000000250685199785463" calcext:value-type="float">
            <text:p>0.0000</text:p>
          </table:table-cell>
          <table:table-cell table:style-name="ce5" table:formula="of:=[.D21]-[.G21]" office:value-type="float" office:value="1772.75400154675" calcext:value-type="float">
            <text:p>1772.7540</text:p>
          </table:table-cell>
          <table:table-cell table:style-name="ce5" table:formula="of:=[.E21]-[.G21]" office:value-type="float" office:value="-1772.75400154675" calcext:value-type="float">
            <text:p>-1772.7540</text:p>
          </table:table-cell>
          <table:table-cell table:style-name="ce5"/>
          <table:table-cell table:style-name="ce14" table:formula="of:=[.C21]/2+127" office:value-type="float" office:value="127" calcext:value-type="float">
            <text:p>127</text:p>
          </table:table-cell>
          <table:table-cell table:style-name="ce14" table:formula="of:=[.H21]/2+128" office:value-type="float" office:value="128" calcext:value-type="float">
            <text:p>128</text:p>
          </table:table-cell>
          <table:table-cell table:formula="of:=[.M21]+([.$A$3]/2)" office:value-type="float" office:value="1151.5" calcext:value-type="float">
            <text:p>1152</text:p>
          </table:table-cell>
        </table:table-row>
        <table:table-row table:style-name="ro1">
          <table:table-cell/>
          <table:table-cell table:style-name="ce2" table:formula="of:=[.B21]+10" office:value-type="float" office:value="190" calcext:value-type="float">
            <text:p>190</text:p>
          </table:table-cell>
          <table:table-cell table:style-name="ce5" table:formula="of:=[.$A$3]*SIN(RADIANS([.B22]))" office:value-type="float" office:value="-355.457819684207" calcext:value-type="float">
            <text:p>-355.4578</text:p>
          </table:table-cell>
          <table:table-cell table:style-name="ce5" table:formula="of:=[.$A$3]*SIN(RADIANS([.B22]-120))" office:value-type="float" office:value="1923.55079474875" calcext:value-type="float">
            <text:p>1923.5508</text:p>
          </table:table-cell>
          <table:table-cell table:style-name="ce5" table:formula="of:=[.$A$3]*SIN(RADIANS([.B22]+120))" office:value-type="float" office:value="-1568.09297506455" calcext:value-type="float">
            <text:p>-1568.0930</text:p>
          </table:table-cell>
          <table:table-cell table:style-name="ce5"/>
          <table:table-cell table:style-name="ce9" table:formula="of:=(MIN([.C22];[.D22];[.E22])+MAX([.C22];[.D22];[.E22]))/2" office:value-type="float" office:value="177.728909842103" calcext:value-type="float">
            <text:p>177.7289</text:p>
          </table:table-cell>
          <table:table-cell table:style-name="ce5" table:formula="of:=[.C22]-[.G22]" office:value-type="float" office:value="-533.18672952631" calcext:value-type="float">
            <text:p>-533.1867</text:p>
          </table:table-cell>
          <table:table-cell table:style-name="ce5" table:formula="of:=[.D22]-[.G22]" office:value-type="float" office:value="1745.82188490665" calcext:value-type="float">
            <text:p>1745.8219</text:p>
          </table:table-cell>
          <table:table-cell table:style-name="ce5" table:formula="of:=[.E22]-[.G22]" office:value-type="float" office:value="-1745.82188490665" calcext:value-type="float">
            <text:p>-1745.8219</text:p>
          </table:table-cell>
          <table:table-cell table:style-name="ce5"/>
          <table:table-cell table:style-name="ce14" table:formula="of:=[.C22]/2+127" office:value-type="float" office:value="-50.7289098421034" calcext:value-type="float">
            <text:p>-51</text:p>
          </table:table-cell>
          <table:table-cell table:style-name="ce14" table:formula="of:=[.H22]/2+128" office:value-type="float" office:value="-138.593364763155" calcext:value-type="float">
            <text:p>-139</text:p>
          </table:table-cell>
          <table:table-cell table:formula="of:=[.M22]+([.$A$3]/2)" office:value-type="float" office:value="884.906635236845" calcext:value-type="float">
            <text:p>885</text:p>
          </table:table-cell>
        </table:table-row>
        <table:table-row table:style-name="ro1">
          <table:table-cell/>
          <table:table-cell table:style-name="ce2" table:formula="of:=[.B22]+10" office:value-type="float" office:value="200" calcext:value-type="float">
            <text:p>200</text:p>
          </table:table-cell>
          <table:table-cell table:style-name="ce5" table:formula="of:=[.$A$3]*SIN(RADIANS([.B23]))" office:value-type="float" office:value="-700.115233387644" calcext:value-type="float">
            <text:p>-700.1152</text:p>
          </table:table-cell>
          <table:table-cell table:style-name="ce5" table:formula="of:=[.$A$3]*SIN(RADIANS([.B23]-120))" office:value-type="float" office:value="2015.90147041599" calcext:value-type="float">
            <text:p>2015.9015</text:p>
          </table:table-cell>
          <table:table-cell table:style-name="ce5" table:formula="of:=[.$A$3]*SIN(RADIANS([.B23]+120))" office:value-type="float" office:value="-1315.78623702835" calcext:value-type="float">
            <text:p>-1315.7862</text:p>
          </table:table-cell>
          <table:table-cell table:style-name="ce5"/>
          <table:table-cell table:style-name="ce9" table:formula="of:=(MIN([.C23];[.D23];[.E23])+MAX([.C23];[.D23];[.E23]))/2" office:value-type="float" office:value="350.057616693822" calcext:value-type="float">
            <text:p>350.0576</text:p>
          </table:table-cell>
          <table:table-cell table:style-name="ce5" table:formula="of:=[.C23]-[.G23]" office:value-type="float" office:value="-1050.17285008147" calcext:value-type="float">
            <text:p>-1050.1729</text:p>
          </table:table-cell>
          <table:table-cell table:style-name="ce5" table:formula="of:=[.D23]-[.G23]" office:value-type="float" office:value="1665.84385372217" calcext:value-type="float">
            <text:p>1665.8439</text:p>
          </table:table-cell>
          <table:table-cell table:style-name="ce5" table:formula="of:=[.E23]-[.G23]" office:value-type="float" office:value="-1665.84385372217" calcext:value-type="float">
            <text:p>-1665.8439</text:p>
          </table:table-cell>
          <table:table-cell table:style-name="ce5"/>
          <table:table-cell table:style-name="ce14" table:formula="of:=[.C23]/2+127" office:value-type="float" office:value="-223.057616693822" calcext:value-type="float">
            <text:p>-223</text:p>
          </table:table-cell>
          <table:table-cell table:style-name="ce14" table:formula="of:=[.H23]/2+128" office:value-type="float" office:value="-397.086425040733" calcext:value-type="float">
            <text:p>-397</text:p>
          </table:table-cell>
          <table:table-cell table:formula="of:=[.M23]+([.$A$3]/2)" office:value-type="float" office:value="626.413574959267" calcext:value-type="float">
            <text:p>626</text:p>
          </table:table-cell>
        </table:table-row>
        <table:table-row table:style-name="ro1">
          <table:table-cell/>
          <table:table-cell table:style-name="ce2" table:formula="of:=[.B23]+10" office:value-type="float" office:value="210" calcext:value-type="float">
            <text:p>210</text:p>
          </table:table-cell>
          <table:table-cell table:style-name="ce5" table:formula="of:=[.$A$3]*SIN(RADIANS([.B24]))" office:value-type="float" office:value="-1023.5" calcext:value-type="float">
            <text:p>-1023.5000</text:p>
          </table:table-cell>
          <table:table-cell table:style-name="ce5" table:formula="of:=[.$A$3]*SIN(RADIANS([.B24]-120))" office:value-type="float" office:value="2047" calcext:value-type="float">
            <text:p>2047.0000</text:p>
          </table:table-cell>
          <table:table-cell table:style-name="ce5" table:formula="of:=[.$A$3]*SIN(RADIANS([.B24]+120))" office:value-type="float" office:value="-1023.5" calcext:value-type="float">
            <text:p>-1023.5000</text:p>
          </table:table-cell>
          <table:table-cell table:style-name="ce5"/>
          <table:table-cell table:style-name="ce9" table:formula="of:=(MIN([.C24];[.D24];[.E24])+MAX([.C24];[.D24];[.E24]))/2" office:value-type="float" office:value="511.75" calcext:value-type="float">
            <text:p>511.7500</text:p>
          </table:table-cell>
          <table:table-cell table:style-name="ce5" table:formula="of:=[.C24]-[.G24]" office:value-type="float" office:value="-1535.25" calcext:value-type="float">
            <text:p>-1535.2500</text:p>
          </table:table-cell>
          <table:table-cell table:style-name="ce5" table:formula="of:=[.D24]-[.G24]" office:value-type="float" office:value="1535.25" calcext:value-type="float">
            <text:p>1535.2500</text:p>
          </table:table-cell>
          <table:table-cell table:style-name="ce5" table:formula="of:=[.E24]-[.G24]" office:value-type="float" office:value="-1535.25" calcext:value-type="float">
            <text:p>-1535.2500</text:p>
          </table:table-cell>
          <table:table-cell table:style-name="ce5"/>
          <table:table-cell table:style-name="ce14" table:formula="of:=[.C24]/2+127" office:value-type="float" office:value="-384.75" calcext:value-type="float">
            <text:p>-385</text:p>
          </table:table-cell>
          <table:table-cell table:style-name="ce14" table:formula="of:=[.H24]/2+128" office:value-type="float" office:value="-639.625" calcext:value-type="float">
            <text:p>-640</text:p>
          </table:table-cell>
          <table:table-cell table:formula="of:=[.M24]+([.$A$3]/2)" office:value-type="float" office:value="383.875" calcext:value-type="float">
            <text:p>384</text:p>
          </table:table-cell>
        </table:table-row>
        <table:table-row table:style-name="ro1">
          <table:table-cell/>
          <table:table-cell table:style-name="ce2" table:formula="of:=[.B24]+10" office:value-type="float" office:value="220" calcext:value-type="float">
            <text:p>220</text:p>
          </table:table-cell>
          <table:table-cell table:style-name="ce5" table:formula="of:=[.$A$3]*SIN(RADIANS([.B25]))" office:value-type="float" office:value="-1315.78623702835" calcext:value-type="float">
            <text:p>-1315.7862</text:p>
          </table:table-cell>
          <table:table-cell table:style-name="ce5" table:formula="of:=[.$A$3]*SIN(RADIANS([.B25]-120))" office:value-type="float" office:value="2015.90147041599" calcext:value-type="float">
            <text:p>2015.9015</text:p>
          </table:table-cell>
          <table:table-cell table:style-name="ce5" table:formula="of:=[.$A$3]*SIN(RADIANS([.B25]+120))" office:value-type="float" office:value="-700.115233387644" calcext:value-type="float">
            <text:p>-700.1152</text:p>
          </table:table-cell>
          <table:table-cell table:style-name="ce5"/>
          <table:table-cell table:style-name="ce9" table:formula="of:=(MIN([.C25];[.D25];[.E25])+MAX([.C25];[.D25];[.E25]))/2" office:value-type="float" office:value="350.057616693822" calcext:value-type="float">
            <text:p>350.0576</text:p>
          </table:table-cell>
          <table:table-cell table:style-name="ce5" table:formula="of:=[.C25]-[.G25]" office:value-type="float" office:value="-1665.84385372217" calcext:value-type="float">
            <text:p>-1665.8439</text:p>
          </table:table-cell>
          <table:table-cell table:style-name="ce5" table:formula="of:=[.D25]-[.G25]" office:value-type="float" office:value="1665.84385372217" calcext:value-type="float">
            <text:p>1665.8439</text:p>
          </table:table-cell>
          <table:table-cell table:style-name="ce5" table:formula="of:=[.E25]-[.G25]" office:value-type="float" office:value="-1050.17285008147" calcext:value-type="float">
            <text:p>-1050.1729</text:p>
          </table:table-cell>
          <table:table-cell table:style-name="ce5"/>
          <table:table-cell table:style-name="ce14" table:formula="of:=[.C25]/2+127" office:value-type="float" office:value="-530.893118514173" calcext:value-type="float">
            <text:p>-531</text:p>
          </table:table-cell>
          <table:table-cell table:style-name="ce14" table:formula="of:=[.H25]/2+128" office:value-type="float" office:value="-704.921926861084" calcext:value-type="float">
            <text:p>-705</text:p>
          </table:table-cell>
          <table:table-cell table:formula="of:=[.M25]+([.$A$3]/2)" office:value-type="float" office:value="318.578073138916" calcext:value-type="float">
            <text:p>319</text:p>
          </table:table-cell>
        </table:table-row>
        <table:table-row table:style-name="ro1">
          <table:table-cell/>
          <table:table-cell table:style-name="ce2" table:formula="of:=[.B25]+10" office:value-type="float" office:value="230" calcext:value-type="float">
            <text:p>230</text:p>
          </table:table-cell>
          <table:table-cell table:style-name="ce5" table:formula="of:=[.$A$3]*SIN(RADIANS([.B26]))" office:value-type="float" office:value="-1568.09297506455" calcext:value-type="float">
            <text:p>-1568.0930</text:p>
          </table:table-cell>
          <table:table-cell table:style-name="ce5" table:formula="of:=[.$A$3]*SIN(RADIANS([.B26]-120))" office:value-type="float" office:value="1923.55079474875" calcext:value-type="float">
            <text:p>1923.5508</text:p>
          </table:table-cell>
          <table:table-cell table:style-name="ce5" table:formula="of:=[.$A$3]*SIN(RADIANS([.B26]+120))" office:value-type="float" office:value="-355.457819684206" calcext:value-type="float">
            <text:p>-355.4578</text:p>
          </table:table-cell>
          <table:table-cell table:style-name="ce5"/>
          <table:table-cell table:style-name="ce9" table:formula="of:=(MIN([.C26];[.D26];[.E26])+MAX([.C26];[.D26];[.E26]))/2" office:value-type="float" office:value="177.728909842103" calcext:value-type="float">
            <text:p>177.7289</text:p>
          </table:table-cell>
          <table:table-cell table:style-name="ce5" table:formula="of:=[.C26]-[.G26]" office:value-type="float" office:value="-1745.82188490665" calcext:value-type="float">
            <text:p>-1745.8219</text:p>
          </table:table-cell>
          <table:table-cell table:style-name="ce5" table:formula="of:=[.D26]-[.G26]" office:value-type="float" office:value="1745.82188490665" calcext:value-type="float">
            <text:p>1745.8219</text:p>
          </table:table-cell>
          <table:table-cell table:style-name="ce5" table:formula="of:=[.E26]-[.G26]" office:value-type="float" office:value="-533.18672952631" calcext:value-type="float">
            <text:p>-533.1867</text:p>
          </table:table-cell>
          <table:table-cell table:style-name="ce5"/>
          <table:table-cell table:style-name="ce14" table:formula="of:=[.C26]/2+127" office:value-type="float" office:value="-657.046487532274" calcext:value-type="float">
            <text:p>-657</text:p>
          </table:table-cell>
          <table:table-cell table:style-name="ce14" table:formula="of:=[.H26]/2+128" office:value-type="float" office:value="-744.910942453326" calcext:value-type="float">
            <text:p>-745</text:p>
          </table:table-cell>
          <table:table-cell table:formula="of:=[.M26]+([.$A$3]/2)" office:value-type="float" office:value="278.589057546674" calcext:value-type="float">
            <text:p>279</text:p>
          </table:table-cell>
        </table:table-row>
        <table:table-row table:style-name="ro1">
          <table:table-cell/>
          <table:table-cell table:style-name="ce2" table:formula="of:=[.B26]+10" office:value-type="float" office:value="240" calcext:value-type="float">
            <text:p>240</text:p>
          </table:table-cell>
          <table:table-cell table:style-name="ce5" table:formula="of:=[.$A$3]*SIN(RADIANS([.B27]))" office:value-type="float" office:value="-1772.75400154675" calcext:value-type="float">
            <text:p>-1772.7540</text:p>
          </table:table-cell>
          <table:table-cell table:style-name="ce5" table:formula="of:=[.$A$3]*SIN(RADIANS([.B27]-120))" office:value-type="float" office:value="1772.75400154675" calcext:value-type="float">
            <text:p>1772.7540</text:p>
          </table:table-cell>
          <table:table-cell table:style-name="ce5" table:formula="of:=[.$A$3]*SIN(RADIANS([.B27]+120))" office:value-type="float" office:value="-0.000000000000501370399570926" calcext:value-type="float">
            <text:p>0.0000</text:p>
          </table:table-cell>
          <table:table-cell table:style-name="ce5"/>
          <table:table-cell table:style-name="ce9" table:formula="of:=(MIN([.C27];[.D27];[.E27])+MAX([.C27];[.D27];[.E27]))/2" office:value-type="float" office:value="0" calcext:value-type="float">
            <text:p>0.0000</text:p>
          </table:table-cell>
          <table:table-cell table:style-name="ce5" table:formula="of:=[.C27]-[.G27]" office:value-type="float" office:value="-1772.75400154675" calcext:value-type="float">
            <text:p>-1772.7540</text:p>
          </table:table-cell>
          <table:table-cell table:style-name="ce5" table:formula="of:=[.D27]-[.G27]" office:value-type="float" office:value="1772.75400154675" calcext:value-type="float">
            <text:p>1772.7540</text:p>
          </table:table-cell>
          <table:table-cell table:style-name="ce5" table:formula="of:=[.E27]-[.G27]" office:value-type="float" office:value="-0.000000000000501370399570926" calcext:value-type="float">
            <text:p>0.0000</text:p>
          </table:table-cell>
          <table:table-cell table:style-name="ce5"/>
          <table:table-cell table:style-name="ce14" table:formula="of:=[.C27]/2+127" office:value-type="float" office:value="-759.377000773373" calcext:value-type="float">
            <text:p>-759</text:p>
          </table:table-cell>
          <table:table-cell table:style-name="ce14" table:formula="of:=[.H27]/2+128" office:value-type="float" office:value="-758.377000773373" calcext:value-type="float">
            <text:p>-758</text:p>
          </table:table-cell>
          <table:table-cell table:formula="of:=[.M27]+([.$A$3]/2)" office:value-type="float" office:value="265.122999226627" calcext:value-type="float">
            <text:p>265</text:p>
          </table:table-cell>
        </table:table-row>
        <table:table-row table:style-name="ro1">
          <table:table-cell/>
          <table:table-cell table:style-name="ce2" table:formula="of:=[.B27]+10" office:value-type="float" office:value="250" calcext:value-type="float">
            <text:p>250</text:p>
          </table:table-cell>
          <table:table-cell table:style-name="ce5" table:formula="of:=[.$A$3]*SIN(RADIANS([.B28]))" office:value-type="float" office:value="-1923.55079474875" calcext:value-type="float">
            <text:p>-1923.5508</text:p>
          </table:table-cell>
          <table:table-cell table:style-name="ce5" table:formula="of:=[.$A$3]*SIN(RADIANS([.B28]-120))" office:value-type="float" office:value="1568.09297506455" calcext:value-type="float">
            <text:p>1568.0930</text:p>
          </table:table-cell>
          <table:table-cell table:style-name="ce5" table:formula="of:=[.$A$3]*SIN(RADIANS([.B28]+120))" office:value-type="float" office:value="355.457819684206" calcext:value-type="float">
            <text:p>355.4578</text:p>
          </table:table-cell>
          <table:table-cell table:style-name="ce5"/>
          <table:table-cell table:style-name="ce9" table:formula="of:=(MIN([.C28];[.D28];[.E28])+MAX([.C28];[.D28];[.E28]))/2" office:value-type="float" office:value="-177.728909842103" calcext:value-type="float">
            <text:p>-177.7289</text:p>
          </table:table-cell>
          <table:table-cell table:style-name="ce5" table:formula="of:=[.C28]-[.G28]" office:value-type="float" office:value="-1745.82188490665" calcext:value-type="float">
            <text:p>-1745.8219</text:p>
          </table:table-cell>
          <table:table-cell table:style-name="ce5" table:formula="of:=[.D28]-[.G28]" office:value-type="float" office:value="1745.82188490665" calcext:value-type="float">
            <text:p>1745.8219</text:p>
          </table:table-cell>
          <table:table-cell table:style-name="ce5" table:formula="of:=[.E28]-[.G28]" office:value-type="float" office:value="533.186729526309" calcext:value-type="float">
            <text:p>533.1867</text:p>
          </table:table-cell>
          <table:table-cell table:style-name="ce5"/>
          <table:table-cell table:style-name="ce14" table:formula="of:=[.C28]/2+127" office:value-type="float" office:value="-834.775397374377" calcext:value-type="float">
            <text:p>-835</text:p>
          </table:table-cell>
          <table:table-cell table:style-name="ce14" table:formula="of:=[.H28]/2+128" office:value-type="float" office:value="-744.910942453326" calcext:value-type="float">
            <text:p>-745</text:p>
          </table:table-cell>
          <table:table-cell table:formula="of:=[.M28]+([.$A$3]/2)" office:value-type="float" office:value="278.589057546674" calcext:value-type="float">
            <text:p>279</text:p>
          </table:table-cell>
        </table:table-row>
        <table:table-row table:style-name="ro1">
          <table:table-cell/>
          <table:table-cell table:style-name="ce2" table:formula="of:=[.B28]+10" office:value-type="float" office:value="260" calcext:value-type="float">
            <text:p>260</text:p>
          </table:table-cell>
          <table:table-cell table:style-name="ce5" table:formula="of:=[.$A$3]*SIN(RADIANS([.B29]))" office:value-type="float" office:value="-2015.90147041599" calcext:value-type="float">
            <text:p>-2015.9015</text:p>
          </table:table-cell>
          <table:table-cell table:style-name="ce5" table:formula="of:=[.$A$3]*SIN(RADIANS([.B29]-120))" office:value-type="float" office:value="1315.78623702835" calcext:value-type="float">
            <text:p>1315.7862</text:p>
          </table:table-cell>
          <table:table-cell table:style-name="ce5" table:formula="of:=[.$A$3]*SIN(RADIANS([.B29]+120))" office:value-type="float" office:value="700.115233387644" calcext:value-type="float">
            <text:p>700.1152</text:p>
          </table:table-cell>
          <table:table-cell table:style-name="ce5"/>
          <table:table-cell table:style-name="ce9" table:formula="of:=(MIN([.C29];[.D29];[.E29])+MAX([.C29];[.D29];[.E29]))/2" office:value-type="float" office:value="-350.057616693822" calcext:value-type="float">
            <text:p>-350.0576</text:p>
          </table:table-cell>
          <table:table-cell table:style-name="ce5" table:formula="of:=[.C29]-[.G29]" office:value-type="float" office:value="-1665.84385372217" calcext:value-type="float">
            <text:p>-1665.8439</text:p>
          </table:table-cell>
          <table:table-cell table:style-name="ce5" table:formula="of:=[.D29]-[.G29]" office:value-type="float" office:value="1665.84385372217" calcext:value-type="float">
            <text:p>1665.8439</text:p>
          </table:table-cell>
          <table:table-cell table:style-name="ce5" table:formula="of:=[.E29]-[.G29]" office:value-type="float" office:value="1050.17285008147" calcext:value-type="float">
            <text:p>1050.1729</text:p>
          </table:table-cell>
          <table:table-cell table:style-name="ce5"/>
          <table:table-cell table:style-name="ce14" table:formula="of:=[.C29]/2+127" office:value-type="float" office:value="-880.950735207995" calcext:value-type="float">
            <text:p>-881</text:p>
          </table:table-cell>
          <table:table-cell table:style-name="ce14" table:formula="of:=[.H29]/2+128" office:value-type="float" office:value="-704.921926861084" calcext:value-type="float">
            <text:p>-705</text:p>
          </table:table-cell>
          <table:table-cell table:formula="of:=[.M29]+([.$A$3]/2)" office:value-type="float" office:value="318.578073138916" calcext:value-type="float">
            <text:p>319</text:p>
          </table:table-cell>
        </table:table-row>
        <table:table-row table:style-name="ro1">
          <table:table-cell/>
          <table:table-cell table:style-name="ce2" table:formula="of:=[.B29]+10" office:value-type="float" office:value="270" calcext:value-type="float">
            <text:p>270</text:p>
          </table:table-cell>
          <table:table-cell table:style-name="ce5" table:formula="of:=[.$A$3]*SIN(RADIANS([.B30]))" office:value-type="float" office:value="-2047" calcext:value-type="float">
            <text:p>-2047.0000</text:p>
          </table:table-cell>
          <table:table-cell table:style-name="ce5" table:formula="of:=[.$A$3]*SIN(RADIANS([.B30]-120))" office:value-type="float" office:value="1023.5" calcext:value-type="float">
            <text:p>1023.5000</text:p>
          </table:table-cell>
          <table:table-cell table:style-name="ce5" table:formula="of:=[.$A$3]*SIN(RADIANS([.B30]+120))" office:value-type="float" office:value="1023.5" calcext:value-type="float">
            <text:p>1023.5000</text:p>
          </table:table-cell>
          <table:table-cell table:style-name="ce5"/>
          <table:table-cell table:style-name="ce9" table:formula="of:=(MIN([.C30];[.D30];[.E30])+MAX([.C30];[.D30];[.E30]))/2" office:value-type="float" office:value="-511.75" calcext:value-type="float">
            <text:p>-511.7500</text:p>
          </table:table-cell>
          <table:table-cell table:style-name="ce5" table:formula="of:=[.C30]-[.G30]" office:value-type="float" office:value="-1535.25" calcext:value-type="float">
            <text:p>-1535.2500</text:p>
          </table:table-cell>
          <table:table-cell table:style-name="ce5" table:formula="of:=[.D30]-[.G30]" office:value-type="float" office:value="1535.25" calcext:value-type="float">
            <text:p>1535.2500</text:p>
          </table:table-cell>
          <table:table-cell table:style-name="ce5" table:formula="of:=[.E30]-[.G30]" office:value-type="float" office:value="1535.25" calcext:value-type="float">
            <text:p>1535.2500</text:p>
          </table:table-cell>
          <table:table-cell table:style-name="ce5"/>
          <table:table-cell table:style-name="ce14" table:formula="of:=[.C30]/2+127" office:value-type="float" office:value="-896.5" calcext:value-type="float">
            <text:p>-897</text:p>
          </table:table-cell>
          <table:table-cell table:style-name="ce14" table:formula="of:=[.H30]/2+128" office:value-type="float" office:value="-639.625" calcext:value-type="float">
            <text:p>-640</text:p>
          </table:table-cell>
          <table:table-cell table:formula="of:=[.M30]+([.$A$3]/2)" office:value-type="float" office:value="383.875" calcext:value-type="float">
            <text:p>384</text:p>
          </table:table-cell>
        </table:table-row>
        <table:table-row table:style-name="ro1">
          <table:table-cell/>
          <table:table-cell table:style-name="ce2" table:formula="of:=[.B30]+10" office:value-type="float" office:value="280" calcext:value-type="float">
            <text:p>280</text:p>
          </table:table-cell>
          <table:table-cell table:style-name="ce5" table:formula="of:=[.$A$3]*SIN(RADIANS([.B31]))" office:value-type="float" office:value="-2015.90147041599" calcext:value-type="float">
            <text:p>-2015.9015</text:p>
          </table:table-cell>
          <table:table-cell table:style-name="ce5" table:formula="of:=[.$A$3]*SIN(RADIANS([.B31]-120))" office:value-type="float" office:value="700.115233387644" calcext:value-type="float">
            <text:p>700.1152</text:p>
          </table:table-cell>
          <table:table-cell table:style-name="ce5" table:formula="of:=[.$A$3]*SIN(RADIANS([.B31]+120))" office:value-type="float" office:value="1315.78623702835" calcext:value-type="float">
            <text:p>1315.7862</text:p>
          </table:table-cell>
          <table:table-cell table:style-name="ce5"/>
          <table:table-cell table:style-name="ce9" table:formula="of:=(MIN([.C31];[.D31];[.E31])+MAX([.C31];[.D31];[.E31]))/2" office:value-type="float" office:value="-350.057616693822" calcext:value-type="float">
            <text:p>-350.0576</text:p>
          </table:table-cell>
          <table:table-cell table:style-name="ce5" table:formula="of:=[.C31]-[.G31]" office:value-type="float" office:value="-1665.84385372217" calcext:value-type="float">
            <text:p>-1665.8439</text:p>
          </table:table-cell>
          <table:table-cell table:style-name="ce5" table:formula="of:=[.D31]-[.G31]" office:value-type="float" office:value="1050.17285008147" calcext:value-type="float">
            <text:p>1050.1729</text:p>
          </table:table-cell>
          <table:table-cell table:style-name="ce5" table:formula="of:=[.E31]-[.G31]" office:value-type="float" office:value="1665.84385372217" calcext:value-type="float">
            <text:p>1665.8439</text:p>
          </table:table-cell>
          <table:table-cell table:style-name="ce5"/>
          <table:table-cell table:style-name="ce14" table:formula="of:=[.C31]/2+127" office:value-type="float" office:value="-880.950735207995" calcext:value-type="float">
            <text:p>-881</text:p>
          </table:table-cell>
          <table:table-cell table:style-name="ce14" table:formula="of:=[.H31]/2+128" office:value-type="float" office:value="-704.921926861084" calcext:value-type="float">
            <text:p>-705</text:p>
          </table:table-cell>
          <table:table-cell table:formula="of:=[.M31]+([.$A$3]/2)" office:value-type="float" office:value="318.578073138916" calcext:value-type="float">
            <text:p>319</text:p>
          </table:table-cell>
        </table:table-row>
        <table:table-row table:style-name="ro1">
          <table:table-cell/>
          <table:table-cell table:style-name="ce2" table:formula="of:=[.B31]+10" office:value-type="float" office:value="290" calcext:value-type="float">
            <text:p>290</text:p>
          </table:table-cell>
          <table:table-cell table:style-name="ce5" table:formula="of:=[.$A$3]*SIN(RADIANS([.B32]))" office:value-type="float" office:value="-1923.55079474875" calcext:value-type="float">
            <text:p>-1923.5508</text:p>
          </table:table-cell>
          <table:table-cell table:style-name="ce5" table:formula="of:=[.$A$3]*SIN(RADIANS([.B32]-120))" office:value-type="float" office:value="355.457819684206" calcext:value-type="float">
            <text:p>355.4578</text:p>
          </table:table-cell>
          <table:table-cell table:style-name="ce5" table:formula="of:=[.$A$3]*SIN(RADIANS([.B32]+120))" office:value-type="float" office:value="1568.09297506455" calcext:value-type="float">
            <text:p>1568.0930</text:p>
          </table:table-cell>
          <table:table-cell table:style-name="ce5"/>
          <table:table-cell table:style-name="ce9" table:formula="of:=(MIN([.C32];[.D32];[.E32])+MAX([.C32];[.D32];[.E32]))/2" office:value-type="float" office:value="-177.728909842103" calcext:value-type="float">
            <text:p>-177.7289</text:p>
          </table:table-cell>
          <table:table-cell table:style-name="ce5" table:formula="of:=[.C32]-[.G32]" office:value-type="float" office:value="-1745.82188490665" calcext:value-type="float">
            <text:p>-1745.8219</text:p>
          </table:table-cell>
          <table:table-cell table:style-name="ce5" table:formula="of:=[.D32]-[.G32]" office:value-type="float" office:value="533.18672952631" calcext:value-type="float">
            <text:p>533.1867</text:p>
          </table:table-cell>
          <table:table-cell table:style-name="ce5" table:formula="of:=[.E32]-[.G32]" office:value-type="float" office:value="1745.82188490665" calcext:value-type="float">
            <text:p>1745.8219</text:p>
          </table:table-cell>
          <table:table-cell table:style-name="ce5"/>
          <table:table-cell table:style-name="ce14" table:formula="of:=[.C32]/2+127" office:value-type="float" office:value="-834.775397374377" calcext:value-type="float">
            <text:p>-835</text:p>
          </table:table-cell>
          <table:table-cell table:style-name="ce14" table:formula="of:=[.H32]/2+128" office:value-type="float" office:value="-744.910942453326" calcext:value-type="float">
            <text:p>-745</text:p>
          </table:table-cell>
          <table:table-cell table:formula="of:=[.M32]+([.$A$3]/2)" office:value-type="float" office:value="278.589057546675" calcext:value-type="float">
            <text:p>279</text:p>
          </table:table-cell>
        </table:table-row>
        <table:table-row table:style-name="ro1">
          <table:table-cell/>
          <table:table-cell table:style-name="ce2" table:formula="of:=[.B32]+10" office:value-type="float" office:value="300" calcext:value-type="float">
            <text:p>300</text:p>
          </table:table-cell>
          <table:table-cell table:style-name="ce5" table:formula="of:=[.$A$3]*SIN(RADIANS([.B33]))" office:value-type="float" office:value="-1772.75400154675" calcext:value-type="float">
            <text:p>-1772.7540</text:p>
          </table:table-cell>
          <table:table-cell table:style-name="ce5" table:formula="of:=[.$A$3]*SIN(RADIANS([.B33]-120))" office:value-type="float" office:value="0.000000000000250685199785463" calcext:value-type="float">
            <text:p>0.0000</text:p>
          </table:table-cell>
          <table:table-cell table:style-name="ce5" table:formula="of:=[.$A$3]*SIN(RADIANS([.B33]+120))" office:value-type="float" office:value="1772.75400154675" calcext:value-type="float">
            <text:p>1772.7540</text:p>
          </table:table-cell>
          <table:table-cell table:style-name="ce5"/>
          <table:table-cell table:style-name="ce9" table:formula="of:=(MIN([.C33];[.D33];[.E33])+MAX([.C33];[.D33];[.E33]))/2" office:value-type="float" office:value="0" calcext:value-type="float">
            <text:p>0.0000</text:p>
          </table:table-cell>
          <table:table-cell table:style-name="ce5" table:formula="of:=[.C33]-[.G33]" office:value-type="float" office:value="-1772.75400154675" calcext:value-type="float">
            <text:p>-1772.7540</text:p>
          </table:table-cell>
          <table:table-cell table:style-name="ce5" table:formula="of:=[.D33]-[.G33]" office:value-type="float" office:value="0.000000000000250685199785463" calcext:value-type="float">
            <text:p>0.0000</text:p>
          </table:table-cell>
          <table:table-cell table:style-name="ce5" table:formula="of:=[.E33]-[.G33]" office:value-type="float" office:value="1772.75400154675" calcext:value-type="float">
            <text:p>1772.7540</text:p>
          </table:table-cell>
          <table:table-cell table:style-name="ce5"/>
          <table:table-cell table:style-name="ce14" table:formula="of:=[.C33]/2+127" office:value-type="float" office:value="-759.377000773373" calcext:value-type="float">
            <text:p>-759</text:p>
          </table:table-cell>
          <table:table-cell table:style-name="ce14" table:formula="of:=[.H33]/2+128" office:value-type="float" office:value="-758.377000773373" calcext:value-type="float">
            <text:p>-758</text:p>
          </table:table-cell>
          <table:table-cell table:formula="of:=[.M33]+([.$A$3]/2)" office:value-type="float" office:value="265.122999226627" calcext:value-type="float">
            <text:p>265</text:p>
          </table:table-cell>
        </table:table-row>
        <table:table-row table:style-name="ro1">
          <table:table-cell/>
          <table:table-cell table:style-name="ce2" table:formula="of:=[.B33]+10" office:value-type="float" office:value="310" calcext:value-type="float">
            <text:p>310</text:p>
          </table:table-cell>
          <table:table-cell table:style-name="ce5" table:formula="of:=[.$A$3]*SIN(RADIANS([.B34]))" office:value-type="float" office:value="-1568.09297506455" calcext:value-type="float">
            <text:p>-1568.0930</text:p>
          </table:table-cell>
          <table:table-cell table:style-name="ce5" table:formula="of:=[.$A$3]*SIN(RADIANS([.B34]-120))" office:value-type="float" office:value="-355.457819684207" calcext:value-type="float">
            <text:p>-355.4578</text:p>
          </table:table-cell>
          <table:table-cell table:style-name="ce5" table:formula="of:=[.$A$3]*SIN(RADIANS([.B34]+120))" office:value-type="float" office:value="1923.55079474875" calcext:value-type="float">
            <text:p>1923.5508</text:p>
          </table:table-cell>
          <table:table-cell table:style-name="ce5"/>
          <table:table-cell table:style-name="ce9" table:formula="of:=(MIN([.C34];[.D34];[.E34])+MAX([.C34];[.D34];[.E34]))/2" office:value-type="float" office:value="177.728909842103" calcext:value-type="float">
            <text:p>177.7289</text:p>
          </table:table-cell>
          <table:table-cell table:style-name="ce5" table:formula="of:=[.C34]-[.G34]" office:value-type="float" office:value="-1745.82188490665" calcext:value-type="float">
            <text:p>-1745.8219</text:p>
          </table:table-cell>
          <table:table-cell table:style-name="ce5" table:formula="of:=[.D34]-[.G34]" office:value-type="float" office:value="-533.18672952631" calcext:value-type="float">
            <text:p>-533.1867</text:p>
          </table:table-cell>
          <table:table-cell table:style-name="ce5" table:formula="of:=[.E34]-[.G34]" office:value-type="float" office:value="1745.82188490665" calcext:value-type="float">
            <text:p>1745.8219</text:p>
          </table:table-cell>
          <table:table-cell table:style-name="ce5"/>
          <table:table-cell table:style-name="ce14" table:formula="of:=[.C34]/2+127" office:value-type="float" office:value="-657.046487532274" calcext:value-type="float">
            <text:p>-657</text:p>
          </table:table-cell>
          <table:table-cell table:style-name="ce14" table:formula="of:=[.H34]/2+128" office:value-type="float" office:value="-744.910942453326" calcext:value-type="float">
            <text:p>-745</text:p>
          </table:table-cell>
          <table:table-cell table:formula="of:=[.M34]+([.$A$3]/2)" office:value-type="float" office:value="278.589057546674" calcext:value-type="float">
            <text:p>279</text:p>
          </table:table-cell>
        </table:table-row>
        <table:table-row table:style-name="ro1">
          <table:table-cell/>
          <table:table-cell table:style-name="ce2" table:formula="of:=[.B34]+10" office:value-type="float" office:value="320" calcext:value-type="float">
            <text:p>320</text:p>
          </table:table-cell>
          <table:table-cell table:style-name="ce5" table:formula="of:=[.$A$3]*SIN(RADIANS([.B35]))" office:value-type="float" office:value="-1315.78623702835" calcext:value-type="float">
            <text:p>-1315.7862</text:p>
          </table:table-cell>
          <table:table-cell table:style-name="ce5" table:formula="of:=[.$A$3]*SIN(RADIANS([.B35]-120))" office:value-type="float" office:value="-700.115233387644" calcext:value-type="float">
            <text:p>-700.1152</text:p>
          </table:table-cell>
          <table:table-cell table:style-name="ce5" table:formula="of:=[.$A$3]*SIN(RADIANS([.B35]+120))" office:value-type="float" office:value="2015.90147041599" calcext:value-type="float">
            <text:p>2015.9015</text:p>
          </table:table-cell>
          <table:table-cell table:style-name="ce5"/>
          <table:table-cell table:style-name="ce9" table:formula="of:=(MIN([.C35];[.D35];[.E35])+MAX([.C35];[.D35];[.E35]))/2" office:value-type="float" office:value="350.057616693822" calcext:value-type="float">
            <text:p>350.0576</text:p>
          </table:table-cell>
          <table:table-cell table:style-name="ce5" table:formula="of:=[.C35]-[.G35]" office:value-type="float" office:value="-1665.84385372217" calcext:value-type="float">
            <text:p>-1665.8439</text:p>
          </table:table-cell>
          <table:table-cell table:style-name="ce5" table:formula="of:=[.D35]-[.G35]" office:value-type="float" office:value="-1050.17285008147" calcext:value-type="float">
            <text:p>-1050.1729</text:p>
          </table:table-cell>
          <table:table-cell table:style-name="ce5" table:formula="of:=[.E35]-[.G35]" office:value-type="float" office:value="1665.84385372217" calcext:value-type="float">
            <text:p>1665.8439</text:p>
          </table:table-cell>
          <table:table-cell table:style-name="ce5"/>
          <table:table-cell table:style-name="ce14" table:formula="of:=[.C35]/2+127" office:value-type="float" office:value="-530.893118514173" calcext:value-type="float">
            <text:p>-531</text:p>
          </table:table-cell>
          <table:table-cell table:style-name="ce14" table:formula="of:=[.H35]/2+128" office:value-type="float" office:value="-704.921926861084" calcext:value-type="float">
            <text:p>-705</text:p>
          </table:table-cell>
          <table:table-cell table:formula="of:=[.M35]+([.$A$3]/2)" office:value-type="float" office:value="318.578073138916" calcext:value-type="float">
            <text:p>319</text:p>
          </table:table-cell>
        </table:table-row>
        <table:table-row table:style-name="ro1">
          <table:table-cell/>
          <table:table-cell table:style-name="ce2" table:formula="of:=[.B35]+10" office:value-type="float" office:value="330" calcext:value-type="float">
            <text:p>330</text:p>
          </table:table-cell>
          <table:table-cell table:style-name="ce5" table:formula="of:=[.$A$3]*SIN(RADIANS([.B36]))" office:value-type="float" office:value="-1023.5" calcext:value-type="float">
            <text:p>-1023.5000</text:p>
          </table:table-cell>
          <table:table-cell table:style-name="ce5" table:formula="of:=[.$A$3]*SIN(RADIANS([.B36]-120))" office:value-type="float" office:value="-1023.5" calcext:value-type="float">
            <text:p>-1023.5000</text:p>
          </table:table-cell>
          <table:table-cell table:style-name="ce5" table:formula="of:=[.$A$3]*SIN(RADIANS([.B36]+120))" office:value-type="float" office:value="2047" calcext:value-type="float">
            <text:p>2047.0000</text:p>
          </table:table-cell>
          <table:table-cell table:style-name="ce5"/>
          <table:table-cell table:style-name="ce9" table:formula="of:=(MIN([.C36];[.D36];[.E36])+MAX([.C36];[.D36];[.E36]))/2" office:value-type="float" office:value="511.75" calcext:value-type="float">
            <text:p>511.7500</text:p>
          </table:table-cell>
          <table:table-cell table:style-name="ce5" table:formula="of:=[.C36]-[.G36]" office:value-type="float" office:value="-1535.25" calcext:value-type="float">
            <text:p>-1535.2500</text:p>
          </table:table-cell>
          <table:table-cell table:style-name="ce5" table:formula="of:=[.D36]-[.G36]" office:value-type="float" office:value="-1535.25" calcext:value-type="float">
            <text:p>-1535.2500</text:p>
          </table:table-cell>
          <table:table-cell table:style-name="ce5" table:formula="of:=[.E36]-[.G36]" office:value-type="float" office:value="1535.25" calcext:value-type="float">
            <text:p>1535.2500</text:p>
          </table:table-cell>
          <table:table-cell table:style-name="ce5"/>
          <table:table-cell table:style-name="ce14" table:formula="of:=[.C36]/2+127" office:value-type="float" office:value="-384.75" calcext:value-type="float">
            <text:p>-385</text:p>
          </table:table-cell>
          <table:table-cell table:style-name="ce14" table:formula="of:=[.H36]/2+128" office:value-type="float" office:value="-639.625" calcext:value-type="float">
            <text:p>-640</text:p>
          </table:table-cell>
          <table:table-cell table:formula="of:=[.M36]+([.$A$3]/2)" office:value-type="float" office:value="383.875" calcext:value-type="float">
            <text:p>384</text:p>
          </table:table-cell>
        </table:table-row>
        <table:table-row table:style-name="ro1">
          <table:table-cell/>
          <table:table-cell table:style-name="ce2" table:formula="of:=[.B36]+10" office:value-type="float" office:value="340" calcext:value-type="float">
            <text:p>340</text:p>
          </table:table-cell>
          <table:table-cell table:style-name="ce5" table:formula="of:=[.$A$3]*SIN(RADIANS([.B37]))" office:value-type="float" office:value="-700.115233387644" calcext:value-type="float">
            <text:p>-700.1152</text:p>
          </table:table-cell>
          <table:table-cell table:style-name="ce5" table:formula="of:=[.$A$3]*SIN(RADIANS([.B37]-120))" office:value-type="float" office:value="-1315.78623702835" calcext:value-type="float">
            <text:p>-1315.7862</text:p>
          </table:table-cell>
          <table:table-cell table:style-name="ce5" table:formula="of:=[.$A$3]*SIN(RADIANS([.B37]+120))" office:value-type="float" office:value="2015.90147041599" calcext:value-type="float">
            <text:p>2015.9015</text:p>
          </table:table-cell>
          <table:table-cell table:style-name="ce5"/>
          <table:table-cell table:style-name="ce9" table:formula="of:=(MIN([.C37];[.D37];[.E37])+MAX([.C37];[.D37];[.E37]))/2" office:value-type="float" office:value="350.057616693822" calcext:value-type="float">
            <text:p>350.0576</text:p>
          </table:table-cell>
          <table:table-cell table:style-name="ce5" table:formula="of:=[.C37]-[.G37]" office:value-type="float" office:value="-1050.17285008147" calcext:value-type="float">
            <text:p>-1050.1729</text:p>
          </table:table-cell>
          <table:table-cell table:style-name="ce5" table:formula="of:=[.D37]-[.G37]" office:value-type="float" office:value="-1665.84385372217" calcext:value-type="float">
            <text:p>-1665.8439</text:p>
          </table:table-cell>
          <table:table-cell table:style-name="ce5" table:formula="of:=[.E37]-[.G37]" office:value-type="float" office:value="1665.84385372217" calcext:value-type="float">
            <text:p>1665.8439</text:p>
          </table:table-cell>
          <table:table-cell table:style-name="ce5"/>
          <table:table-cell table:style-name="ce14" table:formula="of:=[.C37]/2+127" office:value-type="float" office:value="-223.057616693822" calcext:value-type="float">
            <text:p>-223</text:p>
          </table:table-cell>
          <table:table-cell table:style-name="ce14" table:formula="of:=[.H37]/2+128" office:value-type="float" office:value="-397.086425040733" calcext:value-type="float">
            <text:p>-397</text:p>
          </table:table-cell>
          <table:table-cell table:formula="of:=[.M37]+([.$A$3]/2)" office:value-type="float" office:value="626.413574959267" calcext:value-type="float">
            <text:p>626</text:p>
          </table:table-cell>
        </table:table-row>
        <table:table-row table:style-name="ro1">
          <table:table-cell/>
          <table:table-cell table:style-name="ce2" table:formula="of:=[.B37]+10" office:value-type="float" office:value="350" calcext:value-type="float">
            <text:p>350</text:p>
          </table:table-cell>
          <table:table-cell table:style-name="ce5" table:formula="of:=[.$A$3]*SIN(RADIANS([.B38]))" office:value-type="float" office:value="-355.457819684206" calcext:value-type="float">
            <text:p>-355.4578</text:p>
          </table:table-cell>
          <table:table-cell table:style-name="ce5" table:formula="of:=[.$A$3]*SIN(RADIANS([.B38]-120))" office:value-type="float" office:value="-1568.09297506455" calcext:value-type="float">
            <text:p>-1568.0930</text:p>
          </table:table-cell>
          <table:table-cell table:style-name="ce5" table:formula="of:=[.$A$3]*SIN(RADIANS([.B38]+120))" office:value-type="float" office:value="1923.55079474875" calcext:value-type="float">
            <text:p>1923.5508</text:p>
          </table:table-cell>
          <table:table-cell table:style-name="ce5"/>
          <table:table-cell table:style-name="ce9" table:formula="of:=(MIN([.C38];[.D38];[.E38])+MAX([.C38];[.D38];[.E38]))/2" office:value-type="float" office:value="177.728909842104" calcext:value-type="float">
            <text:p>177.7289</text:p>
          </table:table-cell>
          <table:table-cell table:style-name="ce5" table:formula="of:=[.C38]-[.G38]" office:value-type="float" office:value="-533.18672952631" calcext:value-type="float">
            <text:p>-533.1867</text:p>
          </table:table-cell>
          <table:table-cell table:style-name="ce5" table:formula="of:=[.D38]-[.G38]" office:value-type="float" office:value="-1745.82188490665" calcext:value-type="float">
            <text:p>-1745.8219</text:p>
          </table:table-cell>
          <table:table-cell table:style-name="ce5" table:formula="of:=[.E38]-[.G38]" office:value-type="float" office:value="1745.82188490665" calcext:value-type="float">
            <text:p>1745.8219</text:p>
          </table:table-cell>
          <table:table-cell table:style-name="ce5"/>
          <table:table-cell table:style-name="ce14" table:formula="of:=[.C38]/2+127" office:value-type="float" office:value="-50.7289098421033" calcext:value-type="float">
            <text:p>-51</text:p>
          </table:table-cell>
          <table:table-cell table:style-name="ce14" table:formula="of:=[.H38]/2+128" office:value-type="float" office:value="-138.593364763155" calcext:value-type="float">
            <text:p>-139</text:p>
          </table:table-cell>
          <table:table-cell table:formula="of:=[.M38]+([.$A$3]/2)" office:value-type="float" office:value="884.906635236845" calcext:value-type="float">
            <text:p>885</text:p>
          </table:table-cell>
        </table:table-row>
        <table:table-row table:style-name="ro1" table:number-rows-repeated="11">
          <table:table-cell/>
          <table:table-cell table:style-name="ce2"/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/>
        </table:table-row>
        <table:table-row table:style-name="ro1">
          <table:table-cell/>
          <table:table-cell table:style-name="ce2">
            <draw:frame table:end-cell-address="Sheet1.M86" table:end-x="26.31pt" table:end-y="12.7pt" draw:z-index="0" draw:style-name="gr1" draw:text-style-name="P1" svg:width="749.4pt" svg:height="462.67pt" svg:x="39.4pt" svg:y="10.83pt">
              <loext:p draw:notify-on-update-of-ranges="Sheet1.B3:Sheet1.B39 Sheet1.H2:Sheet1.H2 Sheet1.H3:Sheet1.H39 Sheet1.B3:Sheet1.B39 Sheet1.I2:Sheet1.I2 Sheet1.I3:Sheet1.I39 Sheet1.B3:Sheet1.B39 Sheet1.J2:Sheet1.J2 Sheet1.J3:Sheet1.J39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/>
        </table:table-row>
        <table:table-row table:style-name="ro1" table:number-rows-repeated="36">
          <table:table-cell/>
          <table:table-cell table:style-name="ce2"/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/>
        </table:table-row>
        <table:table-row table:style-name="ro1">
          <table:table-cell/>
          <table:table-cell table:style-name="ce2"/>
          <table:table-cell table:style-name="ce5" table:number-columns-repeated="4"/>
          <table:table-cell table:style-name="ce9"/>
          <table:table-cell table:style-name="ce11"/>
          <table:table-cell table:style-name="ce5" table:number-columns-repeated="3"/>
          <table:table-cell table:style-name="ce14" table:number-columns-repeated="2"/>
          <table:table-cell/>
        </table:table-row>
        <table:table-row table:style-name="ro1" table:number-rows-repeated="72">
          <table:table-cell/>
          <table:table-cell table:style-name="ce2"/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/>
        </table:table-row>
        <table:table-row table:style-name="ro1">
          <table:table-cell/>
          <table:table-cell table:style-name="ce2"/>
          <table:table-cell table:style-name="ce5" table:number-columns-repeated="4"/>
          <table:table-cell table:style-name="ce9"/>
          <table:table-cell table:style-name="ce11"/>
          <table:table-cell table:style-name="ce5" table:number-columns-repeated="3"/>
          <table:table-cell table:style-name="ce14" table:number-columns-repeated="2"/>
          <table:table-cell/>
        </table:table-row>
        <table:table-row table:style-name="ro1" table:number-rows-repeated="72">
          <table:table-cell/>
          <table:table-cell table:style-name="ce2"/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/>
        </table:table-row>
        <table:table-row table:style-name="ro1">
          <table:table-cell/>
          <table:table-cell table:style-name="ce2"/>
          <table:table-cell table:style-name="ce5" table:number-columns-repeated="4"/>
          <table:table-cell table:style-name="ce9"/>
          <table:table-cell table:style-name="ce11"/>
          <table:table-cell table:style-name="ce5" table:number-columns-repeated="3"/>
          <table:table-cell table:style-name="ce14" table:number-columns-repeated="2"/>
          <table:table-cell/>
        </table:table-row>
        <table:table-row table:style-name="ro1" table:number-rows-repeated="72">
          <table:table-cell/>
          <table:table-cell table:style-name="ce2"/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/>
        </table:table-row>
        <table:table-row table:style-name="ro1">
          <table:table-cell/>
          <table:table-cell table:style-name="ce2"/>
          <table:table-cell table:style-name="ce5" table:number-columns-repeated="4"/>
          <table:table-cell table:style-name="ce9"/>
          <table:table-cell table:style-name="ce11"/>
          <table:table-cell table:style-name="ce5" table:number-columns-repeated="3"/>
          <table:table-cell table:style-name="ce14" table:number-columns-repeated="2"/>
          <table:table-cell/>
        </table:table-row>
        <table:table-row table:style-name="ro1" table:number-rows-repeated="56">
          <table:table-cell/>
          <table:table-cell table:style-name="ce2"/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/>
        </table:table-row>
        <table:table-row table:style-name="ro1" table:number-rows-repeated="104821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>
        <table:table-column table:style-name="co7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.B2]+1" office:value-type="float" office:value="1" calcext:value-type="float">
            <text:p>1</text:p>
          </table:table-cell>
          <table:table-cell/>
          <table:table-cell table:formula="of:=[.D2]+6" office:value-type="float" office:value="6" calcext:value-type="float">
            <text:p>6</text:p>
          </table:table-cell>
          <table:table-cell table:formula="of:=[.E2]+6" office:value-type="float" office:value="18" calcext:value-type="float">
            <text:p>18</text:p>
          </table:table-cell>
          <table:table-cell table:formula="of:=[.F2]+6"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[.B3]+1" office:value-type="float" office:value="2" calcext:value-type="float">
            <text:p>2</text:p>
          </table:table-cell>
          <table:table-cell/>
          <table:table-cell table:formula="of:=[.D3]+6" office:value-type="float" office:value="12" calcext:value-type="float">
            <text:p>12</text:p>
          </table:table-cell>
          <table:table-cell table:formula="of:=[.E3]+6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]+1" office:value-type="float" office:value="3" calcext:value-type="float">
            <text:p>3</text:p>
          </table:table-cell>
          <table:table-cell/>
          <table:table-cell table:formula="of:=[.D4]+6" office:value-type="float" office:value="18" calcext:value-type="float">
            <text:p>18</text:p>
          </table:table-cell>
          <table:table-cell table:formula="of:=[.E4]+6" office:value-type="float" office:value="30" calcext:value-type="float">
            <text:p>30</text:p>
          </table:table-cell>
          <table:table-cell table:formula="of:=[.F4]+6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5]+1" office:value-type="float" office:value="4" calcext:value-type="float">
            <text:p>4</text:p>
          </table:table-cell>
          <table:table-cell/>
          <table:table-cell table:formula="of:=[.D5]+6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F5]+6"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[.B6]+1" office:value-type="float" office:value="5" calcext:value-type="float">
            <text:p>5</text:p>
          </table:table-cell>
          <table:table-cell/>
          <table:table-cell table:formula="of:=[.D6]+6" office:value-type="float" office:value="30" calcext:value-type="float">
            <text:p>30</text:p>
          </table:table-cell>
          <table:table-cell table:formula="of:=[.E6]+6" office:value-type="float" office:value="6" calcext:value-type="float">
            <text:p>6</text:p>
          </table:table-cell>
          <table:table-cell table:formula="of:=[.F6]+6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[.B7]+1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formula="of:=[.B8]+1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formula="of:=[.B9]+1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.B10]+1"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E10]-6" office:value-type="float" office:value="6" calcext:value-type="float">
            <text:p>6</text:p>
          </table:table-cell>
          <table:table-cell table:formula="of:=[.F10]-6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[.B11]+1" office:value-type="float" office:value="10" calcext:value-type="float">
            <text:p>10</text:p>
          </table:table-cell>
          <table:table-cell/>
          <table:table-cell table:formula="of:=[.D11]-6" office:value-type="float" office:value="24" calcext:value-type="float">
            <text:p>24</text:p>
          </table:table-cell>
          <table:table-cell table:formula="of:=[.E11]-6" office:value-type="float" office:value="0" calcext:value-type="float">
            <text:p>0</text:p>
          </table:table-cell>
          <table:table-cell table:formula="of:=[.F11]-6"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[.B12]+1" office:value-type="float" office:value="11" calcext:value-type="float">
            <text:p>11</text:p>
          </table:table-cell>
          <table:table-cell/>
          <table:table-cell table:formula="of:=[.D12]-6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formula="of:=[.F12]-6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13]+1" office:value-type="float" office:value="12" calcext:value-type="float">
            <text:p>12</text:p>
          </table:table-cell>
          <table:table-cell/>
          <table:table-cell table:formula="of:=[.D13]-6" office:value-type="float" office:value="12" calcext:value-type="float">
            <text:p>12</text:p>
          </table:table-cell>
          <table:table-cell table:formula="of:=[.E13]-6" office:value-type="float" office:value="24" calcext:value-type="float">
            <text:p>24</text:p>
          </table:table-cell>
          <table:table-cell table:formula="of:=[.F13]-6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4]+1" office:value-type="float" office:value="13" calcext:value-type="float">
            <text:p>13</text:p>
          </table:table-cell>
          <table:table-cell/>
          <table:table-cell table:formula="of:=[.D14]-6" office:value-type="float" office:value="6" calcext:value-type="float">
            <text:p>6</text:p>
          </table:table-cell>
          <table:table-cell table:formula="of:=[.E14]-6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[.B15]+1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table:formula="of:=[.B16]+1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table:formula="of:=[.B17]+1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table:formula="of:=[.B18]+1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table:formula="of:=[.B19]+1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table:formula="of:=[.B20]+1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table:formula="of:=[.B21]+1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table:formula="of:=[.B22]+1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table:formula="of:=[.B23]+1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table:formula="of:=[.B24]+1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table:formula="of:=[.B25]+1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table:formula="of:=[.B26]+1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table:formula="of:=[.B27]+1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table:formula="of:=[.B28]+1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table:formula="of:=[.B29]+1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/>
          <table:table-cell table:formula="of:=[.B30]+1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table:formula="of:=[.B31]+1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table:formula="of:=[.B32]+1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table:formula="of:=[.B33]+1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/>
          <table:table-cell table:formula="of:=[.B34]+1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/>
          <table:table-cell table:formula="of:=[.B35]+1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/>
          <table:table-cell table:formula="of:=[.B36]+1" office:value-type="float" office:value="35" calcext:value-type="float">
            <text:p>3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0" loext:min-decimal-places="0" number:min-integer-digits="3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5" loext:min-decimal-places="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13:05:07.0059667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7:39:27.10</meta:creation-date>
    <dc:date>2016-03-17T06:17:37.277501961</dc:date>
    <meta:editing-duration>P1DT2H5M17S</meta:editing-duration>
    <meta:editing-cycles>12</meta:editing-cycles>
    <meta:generator>LibreOffice/5.0.2.2$Linux_x86 LibreOffice_project/00m0$Build-2</meta:generator>
    <meta:document-statistic meta:table-count="2" meta:cell-count="48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085cm" svg:height="14.427cm" xlink:href=".." xlink:type="simple" chart:class="chart:line" chart:style-name="ch1">
        <chart:legend chart:legend-position="end" svg:x="26.482cm" svg:y="6.914cm" style:legend-expansion="high" chart:style-name="ch2"/>
        <chart:plot-area chart:style-name="ch3" table:cell-range-address="Sheet1.N2:Sheet1.N38" chart:data-source-has-labels="row" svg:x="0.561cm" svg:y="0.288cm" svg:width="25.361cm" svg:height="13.851cm">
          <chartooo:coordinate-region svg:x="1.553cm" svg:y="0.488cm" svg:width="24.182cm" svg:height="13.0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N3:Sheet1.N38" chart:label-cell-address="Sheet1.N2:Sheet1.N2" chart:class="chart:line">
            <chart:data-point chart:repeated="36"/>
          </chart:series>
          <chart:series chart:style-name="ch8" chart:values-cell-range-address="" chart:class="chart:line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WM</text:p>
                <draw:g>
                  <svg:desc>Sheet1.N2:Sheet1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51.5">
                <text:p>1151.5</text:p>
                <draw:g>
                  <svg:desc>Sheet1.N3:Sheet1.N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8.09336476315">
                <text:p>1418.093364763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76.58642504073">
                <text:p>1676.586425040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19.125">
                <text:p>1919.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4.42192686108">
                <text:p>1984.421926861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24.41094245333">
                <text:p>2024.41094245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37.87700077337">
                <text:p>2037.877000773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4.41094245333">
                <text:p>2024.41094245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4.42192686108">
                <text:p>1984.421926861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19.125">
                <text:p>1919.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84.42192686108">
                <text:p>1984.42192686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4.41094245333">
                <text:p>2024.41094245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37.87700077337">
                <text:p>2037.877000773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4.41094245333">
                <text:p>2024.41094245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84.42192686108">
                <text:p>1984.421926861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19.125">
                <text:p>1919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76.58642504073">
                <text:p>1676.586425040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18.09336476315">
                <text:p>1418.093364763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51.5">
                <text:p>1151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4.906635236845">
                <text:p>884.9066352368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6.413574959267">
                <text:p>626.4135749592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3.875">
                <text:p>383.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8.578073138916">
                <text:p>318.5780731389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8.589057546674">
                <text:p>278.5890575466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5.122999226627">
                <text:p>265.1229992266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8.589057546674">
                <text:p>278.5890575466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8.578073138916">
                <text:p>318.5780731389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3.875">
                <text:p>383.8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8.578073138916">
                <text:p>318.5780731389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8.589057546675">
                <text:p>278.5890575466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5.122999226627">
                <text:p>265.1229992266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8.589057546674">
                <text:p>278.5890575466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8.578073138916">
                <text:p>318.5780731389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3.875">
                <text:p>383.8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26.413574959267">
                <text:p>626.4135749592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84.906635236845">
                <text:p>884.9066352368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60" chart:interval-major="3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-300" chart:maximum="300" chart:interval-major="5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438cm" svg:height="16.323cm" xlink:href=".." xlink:type="simple" chart:class="chart:scatter" chart:style-name="ch1">
        <chart:legend chart:legend-position="end" svg:x="23.4cm" svg:y="7.364cm" style:legend-expansion="high" chart:style-name="ch2"/>
        <chart:plot-area chart:style-name="ch3" table:cell-range-address="Sheet1.B3:Sheet1.B39 Sheet1.H2:Sheet1.J39" chart:data-source-has-labels="row" svg:x="0.528cm" svg:y="0.326cm" svg:width="22.345cm" svg:height="15.671cm">
          <chartooo:coordinate-region svg:x="1.44cm" svg:y="0.525cm" svg:width="21.153cm" svg:height="15.2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3:Sheet1.H39" chart:label-cell-address="Sheet1.H2:Sheet1.H2" chart:class="chart:scatter">
            <chart:domain table:cell-range-address="Sheet1.B3:Sheet1.B39"/>
            <chart:data-point chart:repeated="37"/>
          </chart:series>
          <chart:series chart:style-name="ch8" chart:values-cell-range-address="Sheet1.I3:Sheet1.I39" chart:label-cell-address="Sheet1.I2:Sheet1.I2" chart:class="chart:scatter">
            <chart:data-point chart:repeated="37"/>
          </chart:series>
          <chart:series chart:style-name="ch9" chart:values-cell-range-address="Sheet1.J3:Sheet1.J39" chart:label-cell-address="Sheet1.J2:Sheet1.J2" chart:class="chart:scatter"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hase Asv</text:p>
                <draw:g>
                  <svg:desc>Sheet1.H2:Sheet1.H2</svg:desc>
                </draw:g>
              </table:table-cell>
              <table:table-cell office:value-type="string">
                <text:p>Phase Bsv</text:p>
                <draw:g>
                  <svg:desc>Sheet1.I2:Sheet1.I2</svg:desc>
                </draw:g>
              </table:table-cell>
              <table:table-cell office:value-type="string">
                <text:p>Phase Csv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:Sheet1.B39</svg:desc>
                </draw:g>
              </table:table-cell>
              <table:table-cell office:value-type="float" office:value="0">
                <text:p>0</text:p>
                <draw:g>
                  <svg:desc>Sheet1.H3:Sheet1.H39</svg:desc>
                </draw:g>
              </table:table-cell>
              <table:table-cell office:value-type="float" office:value="-1772.75400154675">
                <text:p>-1772.75400154675</text:p>
                <draw:g>
                  <svg:desc>Sheet1.I3:Sheet1.I39</svg:desc>
                </draw:g>
              </table:table-cell>
              <table:table-cell office:value-type="float" office:value="1772.75400154675">
                <text:p>1772.75400154675</text:p>
                <draw:g>
                  <svg:desc>Sheet1.J3:Sheet1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533.18672952631">
                <text:p>533.18672952631</text:p>
              </table:table-cell>
              <table:table-cell office:value-type="float" office:value="-1745.82188490665">
                <text:p>-1745.82188490665</text:p>
              </table:table-cell>
              <table:table-cell office:value-type="float" office:value="1745.82188490665">
                <text:p>1745.821884906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050.17285008147">
                <text:p>1050.17285008147</text:p>
              </table:table-cell>
              <table:table-cell office:value-type="float" office:value="-1665.84385372217">
                <text:p>-1665.84385372217</text:p>
              </table:table-cell>
              <table:table-cell office:value-type="float" office:value="1665.84385372217">
                <text:p>1665.84385372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535.25">
                <text:p>1535.25</text:p>
              </table:table-cell>
              <table:table-cell office:value-type="float" office:value="-1535.25">
                <text:p>-1535.25</text:p>
              </table:table-cell>
              <table:table-cell office:value-type="float" office:value="1535.25">
                <text:p>1535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665.84385372217">
                <text:p>1665.84385372217</text:p>
              </table:table-cell>
              <table:table-cell office:value-type="float" office:value="-1665.84385372217">
                <text:p>-1665.84385372217</text:p>
              </table:table-cell>
              <table:table-cell office:value-type="float" office:value="1050.17285008147">
                <text:p>1050.172850081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745.82188490665">
                <text:p>1745.82188490665</text:p>
              </table:table-cell>
              <table:table-cell office:value-type="float" office:value="-1745.82188490665">
                <text:p>-1745.82188490665</text:p>
              </table:table-cell>
              <table:table-cell office:value-type="float" office:value="533.186729526309">
                <text:p>533.1867295263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772.75400154675">
                <text:p>1772.75400154675</text:p>
              </table:table-cell>
              <table:table-cell office:value-type="float" office:value="-1772.75400154675">
                <text:p>-1772.75400154675</text:p>
              </table:table-cell>
              <table:table-cell office:value-type="float" office:value="0.000000000000250685199785463">
                <text:p>0.0000000000002506851997854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745.82188490665">
                <text:p>1745.82188490665</text:p>
              </table:table-cell>
              <table:table-cell office:value-type="float" office:value="-1745.82188490665">
                <text:p>-1745.82188490665</text:p>
              </table:table-cell>
              <table:table-cell office:value-type="float" office:value="-533.18672952631">
                <text:p>-533.186729526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665.84385372217">
                <text:p>1665.84385372217</text:p>
              </table:table-cell>
              <table:table-cell office:value-type="float" office:value="-1665.84385372217">
                <text:p>-1665.84385372217</text:p>
              </table:table-cell>
              <table:table-cell office:value-type="float" office:value="-1050.17285008147">
                <text:p>-1050.172850081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535.25">
                <text:p>1535.25</text:p>
              </table:table-cell>
              <table:table-cell office:value-type="float" office:value="-1535.25">
                <text:p>-1535.25</text:p>
              </table:table-cell>
              <table:table-cell office:value-type="float" office:value="-1535.25">
                <text:p>-1535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665.84385372217">
                <text:p>1665.84385372217</text:p>
              </table:table-cell>
              <table:table-cell office:value-type="float" office:value="-1050.17285008147">
                <text:p>-1050.17285008147</text:p>
              </table:table-cell>
              <table:table-cell office:value-type="float" office:value="-1665.84385372217">
                <text:p>-1665.843853722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745.82188490665">
                <text:p>1745.82188490665</text:p>
              </table:table-cell>
              <table:table-cell office:value-type="float" office:value="-533.18672952631">
                <text:p>-533.18672952631</text:p>
              </table:table-cell>
              <table:table-cell office:value-type="float" office:value="-1745.82188490665">
                <text:p>-1745.821884906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772.75400154675">
                <text:p>1772.75400154675</text:p>
              </table:table-cell>
              <table:table-cell office:value-type="float" office:value="0">
                <text:p>0</text:p>
              </table:table-cell>
              <table:table-cell office:value-type="float" office:value="-1772.75400154675">
                <text:p>-1772.754001546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745.82188490665">
                <text:p>1745.82188490665</text:p>
              </table:table-cell>
              <table:table-cell office:value-type="float" office:value="533.18672952631">
                <text:p>533.18672952631</text:p>
              </table:table-cell>
              <table:table-cell office:value-type="float" office:value="-1745.82188490665">
                <text:p>-1745.821884906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1665.84385372217">
                <text:p>1665.84385372217</text:p>
              </table:table-cell>
              <table:table-cell office:value-type="float" office:value="1050.17285008147">
                <text:p>1050.17285008147</text:p>
              </table:table-cell>
              <table:table-cell office:value-type="float" office:value="-1665.84385372217">
                <text:p>-1665.843853722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1535.25">
                <text:p>1535.25</text:p>
              </table:table-cell>
              <table:table-cell office:value-type="float" office:value="1535.25">
                <text:p>1535.25</text:p>
              </table:table-cell>
              <table:table-cell office:value-type="float" office:value="-1535.25">
                <text:p>-1535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1050.17285008147">
                <text:p>1050.17285008147</text:p>
              </table:table-cell>
              <table:table-cell office:value-type="float" office:value="1665.84385372217">
                <text:p>1665.84385372217</text:p>
              </table:table-cell>
              <table:table-cell office:value-type="float" office:value="-1665.84385372217">
                <text:p>-1665.84385372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533.186729526309">
                <text:p>533.186729526309</text:p>
              </table:table-cell>
              <table:table-cell office:value-type="float" office:value="1745.82188490665">
                <text:p>1745.82188490665</text:p>
              </table:table-cell>
              <table:table-cell office:value-type="float" office:value="-1745.82188490665">
                <text:p>-1745.821884906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0.000000000000250685199785463">
                <text:p>0.000000000000250685199785463</text:p>
              </table:table-cell>
              <table:table-cell office:value-type="float" office:value="1772.75400154675">
                <text:p>1772.75400154675</text:p>
              </table:table-cell>
              <table:table-cell office:value-type="float" office:value="-1772.75400154675">
                <text:p>-1772.754001546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-533.18672952631">
                <text:p>-533.18672952631</text:p>
              </table:table-cell>
              <table:table-cell office:value-type="float" office:value="1745.82188490665">
                <text:p>1745.82188490665</text:p>
              </table:table-cell>
              <table:table-cell office:value-type="float" office:value="-1745.82188490665">
                <text:p>-1745.821884906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-1050.17285008147">
                <text:p>-1050.17285008147</text:p>
              </table:table-cell>
              <table:table-cell office:value-type="float" office:value="1665.84385372217">
                <text:p>1665.84385372217</text:p>
              </table:table-cell>
              <table:table-cell office:value-type="float" office:value="-1665.84385372217">
                <text:p>-1665.843853722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-1535.25">
                <text:p>-1535.25</text:p>
              </table:table-cell>
              <table:table-cell office:value-type="float" office:value="1535.25">
                <text:p>1535.25</text:p>
              </table:table-cell>
              <table:table-cell office:value-type="float" office:value="-1535.25">
                <text:p>-1535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-1665.84385372217">
                <text:p>-1665.84385372217</text:p>
              </table:table-cell>
              <table:table-cell office:value-type="float" office:value="1665.84385372217">
                <text:p>1665.84385372217</text:p>
              </table:table-cell>
              <table:table-cell office:value-type="float" office:value="-1050.17285008147">
                <text:p>-1050.172850081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-1745.82188490665">
                <text:p>-1745.82188490665</text:p>
              </table:table-cell>
              <table:table-cell office:value-type="float" office:value="1745.82188490665">
                <text:p>1745.82188490665</text:p>
              </table:table-cell>
              <table:table-cell office:value-type="float" office:value="-533.18672952631">
                <text:p>-533.186729526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-1772.75400154675">
                <text:p>-1772.75400154675</text:p>
              </table:table-cell>
              <table:table-cell office:value-type="float" office:value="1772.75400154675">
                <text:p>1772.75400154675</text:p>
              </table:table-cell>
              <table:table-cell office:value-type="float" office:value="-0.000000000000501370399570926">
                <text:p>-0.0000000000005013703995709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-1745.82188490665">
                <text:p>-1745.82188490665</text:p>
              </table:table-cell>
              <table:table-cell office:value-type="float" office:value="1745.82188490665">
                <text:p>1745.82188490665</text:p>
              </table:table-cell>
              <table:table-cell office:value-type="float" office:value="533.186729526309">
                <text:p>533.1867295263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-1665.84385372217">
                <text:p>-1665.84385372217</text:p>
              </table:table-cell>
              <table:table-cell office:value-type="float" office:value="1665.84385372217">
                <text:p>1665.84385372217</text:p>
              </table:table-cell>
              <table:table-cell office:value-type="float" office:value="1050.17285008147">
                <text:p>1050.172850081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-1535.25">
                <text:p>-1535.25</text:p>
              </table:table-cell>
              <table:table-cell office:value-type="float" office:value="1535.25">
                <text:p>1535.25</text:p>
              </table:table-cell>
              <table:table-cell office:value-type="float" office:value="1535.25">
                <text:p>1535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-1665.84385372217">
                <text:p>-1665.84385372217</text:p>
              </table:table-cell>
              <table:table-cell office:value-type="float" office:value="1050.17285008147">
                <text:p>1050.17285008147</text:p>
              </table:table-cell>
              <table:table-cell office:value-type="float" office:value="1665.84385372217">
                <text:p>1665.843853722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-1745.82188490665">
                <text:p>-1745.82188490665</text:p>
              </table:table-cell>
              <table:table-cell office:value-type="float" office:value="533.18672952631">
                <text:p>533.18672952631</text:p>
              </table:table-cell>
              <table:table-cell office:value-type="float" office:value="1745.82188490665">
                <text:p>1745.821884906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-1772.75400154675">
                <text:p>-1772.75400154675</text:p>
              </table:table-cell>
              <table:table-cell office:value-type="float" office:value="0.000000000000250685199785463">
                <text:p>0.000000000000250685199785463</text:p>
              </table:table-cell>
              <table:table-cell office:value-type="float" office:value="1772.75400154675">
                <text:p>1772.754001546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-1745.82188490665">
                <text:p>-1745.82188490665</text:p>
              </table:table-cell>
              <table:table-cell office:value-type="float" office:value="-533.18672952631">
                <text:p>-533.18672952631</text:p>
              </table:table-cell>
              <table:table-cell office:value-type="float" office:value="1745.82188490665">
                <text:p>1745.821884906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-1665.84385372217">
                <text:p>-1665.84385372217</text:p>
              </table:table-cell>
              <table:table-cell office:value-type="float" office:value="-1050.17285008147">
                <text:p>-1050.17285008147</text:p>
              </table:table-cell>
              <table:table-cell office:value-type="float" office:value="1665.84385372217">
                <text:p>1665.843853722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-1535.25">
                <text:p>-1535.25</text:p>
              </table:table-cell>
              <table:table-cell office:value-type="float" office:value="-1535.25">
                <text:p>-1535.25</text:p>
              </table:table-cell>
              <table:table-cell office:value-type="float" office:value="1535.25">
                <text:p>1535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-1050.17285008147">
                <text:p>-1050.17285008147</text:p>
              </table:table-cell>
              <table:table-cell office:value-type="float" office:value="-1665.84385372217">
                <text:p>-1665.84385372217</text:p>
              </table:table-cell>
              <table:table-cell office:value-type="float" office:value="1665.84385372217">
                <text:p>1665.843853722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-533.18672952631">
                <text:p>-533.18672952631</text:p>
              </table:table-cell>
              <table:table-cell office:value-type="float" office:value="-1745.82188490665">
                <text:p>-1745.82188490665</text:p>
              </table:table-cell>
              <table:table-cell office:value-type="float" office:value="1745.82188490665">
                <text:p>1745.821884906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-0.000000000000501370399570926">
                <text:p>-0.000000000000501370399570926</text:p>
              </table:table-cell>
              <table:table-cell office:value-type="float" office:value="-1772.75400154675">
                <text:p>-1772.75400154675</text:p>
              </table:table-cell>
              <table:table-cell office:value-type="float" office:value="1772.75400154675">
                <text:p>1772.754001546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85cm" svg:height="14.427cm" xlink:href=".." xlink:type="simple" chart:class="chart:line" chart:column-mapping="0" chart:style-name="ch1">
        <chart:legend chart:legend-position="end" svg:x="19.497cm" svg:y="6.268cm" style:legend-expansion="high" chart:style-name="ch2"/>
        <chart:plot-area chart:style-name="ch3" table:cell-range-address="Sheet1.B3:Sheet1.B38 Sheet1.N2:Sheet1.N38" chart:data-source-has-labels="row" svg:x="0.561cm" svg:y="0.288cm" svg:width="18.376cm" svg:height="13.851cm">
          <chartooo:coordinate-region svg:x="1.553cm" svg:y="0.488cm" svg:width="17.197cm" svg:height="13.0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2:Sheet1.N38" chart:label-cell-address="Sheet1.B3:Sheet1.B38" chart:class="chart:line">
            <chart:data-point chart:repeated="37"/>
          </chart:series>
          <chart:series chart:style-name="ch7" chart:values-cell-range-address="Sheet1.B3:Sheet1.B38" chart:class="chart:line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 10 20 30 40 50 60 70 80 90 100 110 120 130 140 150 160 170 180 190 200 210 220 230 240 250 260 270 280 290 300 310 320 330 340 350</text:p>
                <text:list>
                  <text:list-item>
                    <text:p>0</text:p>
                  </text:list-item>
                  <text:list-item>
                    <text:p>10</text:p>
                  </text:list-item>
                  <text:list-item>
                    <text:p>20</text:p>
                  </text:list-item>
                  <text:list-item>
                    <text:p>30</text:p>
                  </text:list-item>
                  <text:list-item>
                    <text:p>40</text:p>
                  </text:list-item>
                  <text:list-item>
                    <text:p>50</text:p>
                  </text:list-item>
                  <text:list-item>
                    <text:p>60</text:p>
                  </text:list-item>
                  <text:list-item>
                    <text:p>70</text:p>
                  </text:list-item>
                  <text:list-item>
                    <text:p>80</text:p>
                  </text:list-item>
                  <text:list-item>
                    <text:p>90</text:p>
                  </text:list-item>
                  <text:list-item>
                    <text:p>100</text:p>
                  </text:list-item>
                  <text:list-item>
                    <text:p>110</text:p>
                  </text:list-item>
                  <text:list-item>
                    <text:p>120</text:p>
                  </text:list-item>
                  <text:list-item>
                    <text:p>130</text:p>
                  </text:list-item>
                  <text:list-item>
                    <text:p>140</text:p>
                  </text:list-item>
                  <text:list-item>
                    <text:p>150</text:p>
                  </text:list-item>
                  <text:list-item>
                    <text:p>160</text:p>
                  </text:list-item>
                  <text:list-item>
                    <text:p>170</text:p>
                  </text:list-item>
                  <text:list-item>
                    <text:p>180</text:p>
                  </text:list-item>
                  <text:list-item>
                    <text:p>190</text:p>
                  </text:list-item>
                  <text:list-item>
                    <text:p>200</text:p>
                  </text:list-item>
                  <text:list-item>
                    <text:p>210</text:p>
                  </text:list-item>
                  <text:list-item>
                    <text:p>220</text:p>
                  </text:list-item>
                  <text:list-item>
                    <text:p>230</text:p>
                  </text:list-item>
                  <text:list-item>
                    <text:p>240</text:p>
                  </text:list-item>
                  <text:list-item>
                    <text:p>250</text:p>
                  </text:list-item>
                  <text:list-item>
                    <text:p>260</text:p>
                  </text:list-item>
                  <text:list-item>
                    <text:p>270</text:p>
                  </text:list-item>
                  <text:list-item>
                    <text:p>280</text:p>
                  </text:list-item>
                  <text:list-item>
                    <text:p>290</text:p>
                  </text:list-item>
                  <text:list-item>
                    <text:p>300</text:p>
                  </text:list-item>
                  <text:list-item>
                    <text:p>310</text:p>
                  </text:list-item>
                  <text:list-item>
                    <text:p>320</text:p>
                  </text:list-item>
                  <text:list-item>
                    <text:p>330</text:p>
                  </text:list-item>
                  <text:list-item>
                    <text:p>340</text:p>
                  </text:list-item>
                  <text:list-item>
                    <text:p>350</text:p>
                  </text:list-item>
                </text:list>
                <draw:g>
                  <svg:desc>Sheet1.B3:Sheet1.B38</svg:desc>
                </draw:g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N2:Sheet1.N38</svg:desc>
                </draw:g>
              </table:table-cell>
              <table:table-cell office:value-type="float" office:value="0">
                <text:p>0</text:p>
                <draw:g>
                  <svg:desc>Sheet1.B3:Sheet1.B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51.5">
                <text:p>1151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18.09336476315">
                <text:p>1418.093364763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76.58642504073">
                <text:p>1676.5864250407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19.125">
                <text:p>1919.1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4.42192686108">
                <text:p>1984.4219268610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4.41094245333">
                <text:p>2024.41094245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37.87700077337">
                <text:p>2037.877000773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4.41094245333">
                <text:p>2024.410942453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4.42192686108">
                <text:p>1984.421926861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19.125">
                <text:p>1919.1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84.42192686108">
                <text:p>1984.421926861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4.41094245333">
                <text:p>2024.410942453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37.87700077337">
                <text:p>2037.8770007733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4.41094245333">
                <text:p>2024.4109424533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84.42192686108">
                <text:p>1984.4219268610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19.125">
                <text:p>1919.12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76.58642504073">
                <text:p>1676.5864250407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18.09336476315">
                <text:p>1418.093364763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51.5">
                <text:p>1151.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4.906635236845">
                <text:p>884.90663523684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6.413574959267">
                <text:p>626.413574959267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3.875">
                <text:p>383.87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8.578073138916">
                <text:p>318.578073138916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8.589057546674">
                <text:p>278.58905754667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5.122999226627">
                <text:p>265.12299922662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8.589057546674">
                <text:p>278.589057546674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8.578073138916">
                <text:p>318.578073138916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3.875">
                <text:p>383.87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8.578073138916">
                <text:p>318.57807313891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8.589057546675">
                <text:p>278.58905754667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5.122999226627">
                <text:p>265.12299922662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8.589057546674">
                <text:p>278.58905754667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8.578073138916">
                <text:p>318.57807313891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3.875">
                <text:p>383.87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26.413574959267">
                <text:p>626.41357495926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84.906635236845">
                <text:p>884.90663523684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